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cccccc" draw:fill="solid" draw:fill-color="#999999" draw:textarea-horizontal-align="center" draw:textarea-vertical-align="middle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808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663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3cc6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62cm" fo:min-width="3.31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808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8.9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3cm" fo:min-width="3.2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1cm" fo:min-width="2.8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9cm" fo:min-width="3.8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8cm" fo:min-width="5.0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-color="#33cc66" draw:textarea-horizontal-align="center" draw:textarea-vertical-align="middle"/>
    </style:style>
    <style:style style:name="gr17" style:family="graphic" style:parent-style-name="standard">
      <style:graphic-properties draw:fill-color="#ff6633" draw:textarea-horizontal-align="center" draw:textarea-vertical-align="middle"/>
    </style:style>
    <style:style style:name="gr18" style:family="graphic" style:parent-style-name="standard">
      <style:graphic-properties draw:fill-color="#ffffcc" draw:textarea-horizontal-align="center" draw:textarea-vertical-align="middle"/>
    </style:style>
    <style:style style:name="gr19" style:family="graphic" style:parent-style-name="standard">
      <style:graphic-properties draw:fill-color="#0000ff" draw:textarea-horizontal-align="center" draw:textarea-vertical-align="middle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fill="solid" draw:fill-color="#808000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4cm" fo:min-width="0cm"/>
    </style:style>
    <style:style style:name="gr24" style:family="graphic" style:parent-style-name="standard">
      <style:graphic-properties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dash" draw:stroke-dash="Ultrafine_20_Dashed" svg:stroke-color="#000000" draw:marker-start="" draw:marker-end="Arrowheads_20_1" draw:marker-end-width="0.3cm" draw:fill-color="#b3b3b3" draw:fill-image-width="0cm" draw:fill-image-height="0cm" draw:textarea-horizontal-align="center" draw:textarea-vertical-align="middle"/>
    </style:style>
    <style:style style:name="gr26" style:family="graphic" style:parent-style-name="standard">
      <style:graphic-properties draw:stroke="solid" draw:fill-color="#ccffff" draw:textarea-horizontal-align="center" draw:textarea-vertical-align="middle" draw:shadow="hidden"/>
    </style:style>
    <style:style style:name="gr27" style:family="graphic" style:parent-style-name="standard">
      <style:graphic-properties draw:stroke="solid" draw:textarea-horizontal-align="center" draw:textarea-vertical-align="middle"/>
    </style:style>
    <style:style style:name="gr28" style:family="graphic" style:parent-style-name="standard">
      <style:graphic-properties draw:stroke="solid" draw:fill-color="#b3b3b3" draw:fill-image-width="0cm" draw:fill-image-height="0cm" draw:textarea-horizontal-align="center" draw:textarea-vertical-align="middle"/>
    </style:style>
    <style:style style:name="gr29" style:family="graphic" style:parent-style-name="standard">
      <style:graphic-properties draw:stroke="solid" draw:fill-color="#ffff99" draw:textarea-horizontal-align="center" draw:textarea-vertical-align="middle" draw:shadow="hidden"/>
    </style:style>
    <style:style style:name="gr30" style:family="graphic" style:parent-style-name="standard">
      <style:graphic-properties draw:stroke="solid" draw:fill="solid" draw:fill-color="#ffcc99" draw:textarea-horizontal-align="center" draw:textarea-vertical-align="middle"/>
    </style:style>
    <style:style style:name="gr31" style:family="graphic" style:parent-style-name="standard">
      <style:graphic-properties draw:stroke="solid" draw:fill-color="#000000" draw:fill-image-width="0cm" draw:fill-image-height="0cm" draw:textarea-horizontal-align="center" draw:textarea-vertical-align="middle"/>
    </style:style>
    <style:style style:name="gr32" style:family="graphic" style:parent-style-name="standard">
      <style:graphic-properties draw:stroke="solid" draw:fill-color="#94bd5e" draw:textarea-horizontal-align="center" draw:textarea-vertical-align="middle" draw:shadow="hidden"/>
    </style:style>
    <style:style style:name="gr33" style:family="graphic" style:parent-style-name="standard">
      <style:graphic-properties draw:stroke="solid" draw:fill="solid" draw:fill-color="#00ae00" draw:textarea-horizontal-align="center" draw:textarea-vertical-align="middle"/>
    </style:style>
    <style:style style:name="gr34" style:family="graphic" style:parent-style-name="standard">
      <style:graphic-properties draw:stroke="solid" draw:fill-color="#99ccff" draw:fill-image-width="0cm" draw:fill-image-height="0cm" draw:textarea-horizontal-align="center" draw:textarea-vertical-align="middle"/>
    </style:style>
    <style:style style:name="gr35" style:family="graphic" style:parent-style-name="standard">
      <style:graphic-properties draw:stroke="solid" draw:fill-color="#ffcc99" draw:fill-image-width="0cm" draw:fill-image-height="0cm" draw:textarea-horizontal-align="center" draw:textarea-vertical-align="middle"/>
    </style:style>
    <style:style style:name="gr36" style:family="graphic" style:parent-style-name="standard">
      <style:graphic-properties draw:stroke="solid" draw:fill-color="#008000" draw:fill-image-width="0cm" draw:fill-image-height="0cm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532cm" fo:min-width="1.426cm"/>
    </style:style>
    <style:style style:name="gr3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532cm" fo:min-width="2.222cm"/>
    </style:style>
    <style:style style:name="gr3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draw:stroke="solid" svg:stroke-color="#000000" draw:fill-color="#b3b3b3" draw:fill-image-width="0cm" draw:fill-image-height="0cm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fill-image-width="0cm" draw:fill-image-height="0cm" fo:min-height="0.653cm"/>
    </style:style>
    <style:style style:name="gr4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595cm" fo:min-width="0cm"/>
    </style:style>
    <style:style style:name="gr43" style:family="graphic" style:parent-style-name="standard">
      <style:graphic-properties draw:stroke="solid" draw:fill-color="#ffffff" draw:textarea-horizontal-align="center" draw:textarea-vertical-align="middle" draw:shadow="hidden"/>
    </style:style>
    <style:style style:name="gr44" style:family="graphic" style:parent-style-name="standard">
      <style:graphic-properties draw:stroke="solid" draw:fill="solid" draw:fill-color="#ffffff" draw:textarea-horizontal-align="center" draw:textarea-vertical-align="middle"/>
    </style:style>
    <style:style style:name="gr45" style:family="graphic" style:parent-style-name="standard">
      <style:graphic-properties draw:stroke="solid" draw:fill-color="#ffffff" draw:fill-image-width="0cm" draw:fill-image-height="0cm" draw:textarea-horizontal-align="center" draw:textarea-vertical-align="middle"/>
    </style:style>
    <style:style style:name="gr46" style:family="graphic" style:parent-style-name="standard">
      <style:graphic-properties draw:stroke="solid" svg:stroke-color="#000000" draw:fill-color="#cccccc" draw:fill-image-width="0cm" draw:fill-image-height="0cm"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529cm" fo:min-width="0cm"/>
    </style:style>
    <style:style style:name="gr48" style:family="graphic" style:parent-style-name="standard">
      <style:graphic-properties draw:fill-color="#808000" draw:textarea-horizontal-align="center" draw:textarea-vertical-align="middle"/>
    </style:style>
    <style:style style:name="gr49" style:family="graphic" style:parent-style-name="standard">
      <style:graphic-properties draw:fill-color="#008000" draw:opacity="50%" draw:textarea-horizontal-align="center" draw:textarea-vertical-align="middle" draw:shadow-opacity="50%"/>
    </style:style>
    <style:style style:name="gr50" style:family="graphic" style:parent-style-name="standard">
      <style:graphic-properties svg:stroke-color="#000000" draw:fill-color="#c0c0c0" draw:textarea-horizontal-align="center" draw:textarea-vertical-align="middle"/>
    </style:style>
    <style:style style:name="gr51" style:family="graphic" style:parent-style-name="measure">
      <style:graphic-properties draw:textarea-horizontal-align="center" draw:textarea-vertical-align="middle"/>
    </style:style>
    <style:style style:name="gr52" style:family="graphic" style:parent-style-name="standard">
      <style:graphic-properties draw:fill="hatch" draw:fill-color="#ffffff" draw:fill-hatch-name="Black_20_45_20_Degrees" draw:textarea-horizontal-align="center" draw:textarea-vertical-align="middle"/>
    </style:style>
    <style:style style:name="gr53" style:family="graphic" style:parent-style-name="measure">
      <style:graphic-properties draw:fill-image-width="0cm" draw:fill-image-height="0cm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0cm"/>
    </style:style>
    <style:style style:name="gr57" style:family="graphic" style:parent-style-name="standard">
      <style:graphic-properties svg:stroke-color="#000000" draw:fill-color="#800000" draw:textarea-horizontal-align="center" draw:textarea-vertical-align="middle"/>
    </style:style>
    <style:style style:name="gr58" style:family="graphic" style:parent-style-name="standard">
      <style:graphic-properties svg:stroke-color="#000000" draw:fill-color="#ffff00" draw:textarea-horizontal-align="center" draw:textarea-vertical-align="middle"/>
    </style:style>
    <style:style style:name="gr59" style:family="graphic" style:parent-style-name="standard">
      <style:graphic-properties draw:fill="hatch" draw:fill-color="#ff0000" draw:fill-hatch-name="Black_20_45_20_Degrees" draw:fill-image-width="0cm" draw:fill-image-height="0cm" draw:textarea-horizontal-align="center" draw:textarea-vertical-align="middle"/>
    </style:style>
    <style:style style:name="gr60" style:family="graphic" style:parent-style-name="standard">
      <style:graphic-properties draw:fill-color="#ff0000" draw:fill-image-width="0cm" draw:fill-image-height="0cm" draw:textarea-horizontal-align="center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347cm" fo:min-width="0cm"/>
    </style:style>
    <style:style style:name="gr62" style:family="graphic" style:parent-style-name="standard">
      <style:graphic-properties svg:stroke-color="#000000" draw:fill-color="#000080" draw:textarea-horizontal-align="center" draw:textarea-vertical-align="middle"/>
    </style:style>
    <style:style style:name="gr63" style:family="graphic" style:parent-style-name="standard">
      <style:graphic-properties svg:stroke-color="#000000" draw:fill-color="#00ff00" draw:textarea-horizontal-align="center" draw:textarea-vertical-align="middle"/>
    </style:style>
    <style:style style:name="gr64" style:family="graphic" style:parent-style-name="standard">
      <style:graphic-properties svg:stroke-color="#000000" draw:fill-color="#800080" draw:textarea-horizontal-align="center" draw:textarea-vertical-align="middle"/>
    </style:style>
    <style:style style:name="gr65" style:family="graphic" style:parent-style-name="standard">
      <style:graphic-properties draw:stroke="dash" draw:stroke-dash="Ultrafine_20_Dashed" draw:fill="none" draw:fill-image-width="0cm" draw:fill-image-height="0cm" draw:textarea-horizontal-align="center" draw:textarea-vertical-align="middle"/>
    </style:style>
    <style:style style:name="gr66" style:family="graphic" style:parent-style-name="standard">
      <style:graphic-properties draw:stroke="solid" draw:stroke-dash="Ultrafine_20_Dashed" draw:fill="solid" draw:fill-color="#000000" draw:fill-image-width="0cm" draw:fill-image-height="0cm" draw:textarea-horizontal-align="center" draw:textarea-vertical-align="middle"/>
    </style:style>
    <style:style style:name="gr67" style:family="graphic" style:parent-style-name="standard">
      <style:graphic-properties draw:stroke="none" draw:stroke-dash="Ultrafine_20_Dashed" svg:stroke-color="#000000" draw:fill="none" draw:fill-color="#ffffff" draw:fill-image-width="0cm" draw:fill-image-height="0cm" draw:textarea-horizontal-align="left" draw:auto-grow-height="true" draw:auto-grow-width="false" fo:min-height="0.686cm" fo:min-width="1.51cm"/>
    </style:style>
    <style:style style:name="gr68" style:family="graphic" style:parent-style-name="standard">
      <style:graphic-properties draw:stroke="none" draw:stroke-dash="Ultrafine_20_Dashed" svg:stroke-color="#000000" draw:fill="none" draw:fill-color="#ffffff" draw:fill-image-width="0cm" draw:fill-image-height="0cm" draw:textarea-horizontal-align="left" draw:auto-grow-height="true" draw:auto-grow-width="false" fo:min-height="0.686cm" fo:min-width="1.515cm"/>
    </style:style>
    <style:style style:name="gr69" style:family="graphic" style:parent-style-name="standard">
      <style:graphic-properties draw:stroke="none" draw:stroke-dash="Ultrafine_20_Dashed" svg:stroke-color="#000000" draw:fill="none" draw:fill-color="#ffffff" draw:fill-image-width="0cm" draw:fill-image-height="0cm" draw:textarea-horizontal-align="left" draw:auto-grow-height="true" draw:auto-grow-width="false" fo:min-height="0.686cm" fo:min-width="0.376cm"/>
    </style:style>
    <style:style style:name="gr70" style:family="graphic" style:parent-style-name="standard">
      <style:graphic-properties draw:stroke="none" draw:stroke-dash="Ultrafine_20_Dashed" svg:stroke-color="#000000" draw:fill="none" draw:fill-color="#ffffff" draw:fill-image-width="0cm" draw:fill-image-height="0cm" draw:textarea-horizontal-align="left" draw:auto-grow-height="true" draw:auto-grow-width="false" fo:min-height="0.686cm" fo:min-width="0.408cm"/>
    </style:style>
    <style:style style:name="gr71" style:family="graphic" style:parent-style-name="standard">
      <style:graphic-properties draw:stroke="solid" draw:stroke-dash="Ultrafine_20_Dashed" draw:marker-end="Arrow" draw:marker-end-width="0.1cm" draw:fill="solid" draw:fill-color="#000000" draw:fill-image-width="0cm" draw:fill-image-height="0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italic" fo:text-shadow="none" style:text-underline-style="none" fo:font-weight="normal" style:letter-kerning="true" style:font-family-asian="'DejaVu Sans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P5" style:family="paragraph">
      <style:text-properties fo:font-size="12pt" fo:font-style="italic" style:font-size-asian="18pt" style:font-style-asian="italic" style:font-size-complex="18pt" style:font-style-complex="italic"/>
    </style:style>
    <style:style style:name="P6" style:family="paragraph">
      <style:text-properties fo:font-size="10pt" style:font-size-asian="18pt" style:font-size-complex="18pt"/>
    </style:style>
    <style:style style:name="P7" style:family="paragraph"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italic" fo:text-shadow="none" style:text-underline-style="none" fo:font-weight="normal" style:letter-kerning="true" style:font-family-asian="'DejaVu Sans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" style:family="text">
      <style:text-properties fo:font-size="12pt" fo:font-style="italic" style:font-size-asian="18pt" style:font-style-asian="italic" style:font-size-complex="18pt" style:font-style-complex="italic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ipelineAnnotation" draw:style-name="dp1" draw:master-page-name="Default">
        <draw:g>
          <draw:g>
            <draw:line draw:style-name="gr1" draw:text-style-name="P1" draw:layer="layout" svg:x1="1.717cm" svg:y1="2.924cm" svg:x2="1.717cm" svg:y2="7.553cm">
              <text:p/>
            </draw:line>
            <draw:line draw:style-name="gr1" draw:text-style-name="P1" draw:layer="layout" svg:x1="4.803cm" svg:y1="2.924cm" svg:x2="4.803cm" svg:y2="7.553cm">
              <text:p/>
            </draw:line>
            <draw:line draw:style-name="gr1" draw:text-style-name="P1" draw:layer="layout" svg:x1="7.889cm" svg:y1="2.924cm" svg:x2="7.889cm" svg:y2="7.553cm">
              <text:p/>
            </draw:line>
            <draw:line draw:style-name="gr1" draw:text-style-name="P1" draw:layer="layout" svg:x1="10.976cm" svg:y1="2.924cm" svg:x2="10.976cm" svg:y2="7.553cm">
              <text:p/>
            </draw:line>
            <draw:line draw:style-name="gr1" draw:text-style-name="P1" draw:layer="layout" svg:x1="3.26cm" svg:y1="2.924cm" svg:x2="3.26cm" svg:y2="7.553cm">
              <text:p/>
            </draw:line>
            <draw:line draw:style-name="gr1" draw:text-style-name="P1" draw:layer="layout" svg:x1="6.346cm" svg:y1="2.924cm" svg:x2="6.346cm" svg:y2="7.553cm">
              <text:p/>
            </draw:line>
            <draw:line draw:style-name="gr1" draw:text-style-name="P1" draw:layer="layout" svg:x1="9.433cm" svg:y1="2.924cm" svg:x2="9.433cm" svg:y2="7.553cm">
              <text:p/>
            </draw:line>
            <draw:line draw:style-name="gr1" draw:text-style-name="P1" draw:layer="layout" svg:x1="12.519cm" svg:y1="2.924cm" svg:x2="12.519cm" svg:y2="7.553cm">
              <text:p/>
            </draw:line>
          </draw:g>
          <draw:rect draw:style-name="gr2" draw:text-style-name="P2" draw:layer="layout" svg:width="0.446cm" svg:height="0.164cm" svg:x="6.656cm" svg:y="5.239cm">
            <text:p/>
          </draw:rect>
          <draw:rect draw:style-name="gr2" draw:text-style-name="P2" draw:layer="layout" svg:width="0.447cm" svg:height="0.164cm" svg:x="9.327cm" svg:y="5.239cm">
            <text:p/>
          </draw:rect>
          <draw:rect draw:style-name="gr2" draw:text-style-name="P2" draw:layer="layout" svg:width="0.445cm" svg:height="0.164cm" svg:x="1.813cm" svg:y="5.239cm">
            <text:p/>
          </draw:rect>
          <draw:rect draw:style-name="gr2" draw:text-style-name="P2" draw:layer="layout" svg:width="0.445cm" svg:height="0.164cm" svg:x="12.782cm" svg:y="5.239cm">
            <text:p/>
          </draw:rect>
          <draw:rect draw:style-name="gr3" draw:text-style-name="P2" draw:layer="layout" svg:width="0.828cm" svg:height="0.164cm" svg:x="3.482cm" svg:y="5.239cm">
            <text:p/>
          </draw:rect>
          <draw:rect draw:style-name="gr3" draw:text-style-name="P2" draw:layer="layout" svg:width="0.829cm" svg:height="0.164cm" svg:x="4.872cm" svg:y="5.239cm">
            <text:p/>
          </draw:rect>
          <draw:rect draw:style-name="gr3" draw:text-style-name="P2" draw:layer="layout" svg:width="0.828cm" svg:height="0.164cm" svg:x="10.999cm" svg:y="5.239cm">
            <text:p/>
          </draw:rect>
          <draw:rect draw:style-name="gr4" draw:text-style-name="P2" draw:layer="layout" svg:width="1.393cm" svg:height="0.16cm" svg:x="2.091cm" svg:y="3.796cm">
            <text:p/>
          </draw:rect>
          <draw:rect draw:style-name="gr4" draw:text-style-name="P2" draw:layer="layout" svg:width="0.829cm" svg:height="0.16cm" svg:x="4.26cm" svg:y="3.796cm">
            <text:p/>
          </draw:rect>
          <draw:rect draw:style-name="gr4" draw:text-style-name="P2" draw:layer="layout" svg:width="1.53cm" svg:height="0.16cm" svg:x="5.294cm" svg:y="3.796cm">
            <text:p/>
          </draw:rect>
          <draw:line draw:style-name="gr5" draw:text-style-name="P2" draw:layer="layout" svg:x1="1.533cm" svg:y1="3.956cm" svg:x2="13.809cm" svg:y2="3.956cm">
            <text:p/>
          </draw:line>
          <draw:rect draw:style-name="gr4" draw:text-style-name="P2" draw:layer="layout" svg:width="1.608cm" svg:height="0.16cm" svg:x="9.606cm" svg:y="3.796cm">
            <text:p/>
          </draw:rect>
          <draw:rect draw:style-name="gr4" draw:text-style-name="P2" draw:layer="layout" svg:width="1.394cm" svg:height="0.16cm" svg:x="11.555cm" svg:y="3.796cm">
            <text:p/>
          </draw:rect>
          <draw:rect draw:style-name="gr5" draw:text-style-name="P2" draw:layer="layout" svg:width="0.722cm" svg:height="0.164cm" svg:x="2.091cm" svg:y="5.239cm">
            <text:p/>
          </draw:rect>
          <draw:rect draw:style-name="gr6" draw:text-style-name="P2" draw:layer="layout" svg:width="0.828cm" svg:height="0.164cm" svg:x="2.812cm" svg:y="5.239cm">
            <text:p/>
          </draw:rect>
          <draw:rect draw:style-name="gr6" draw:text-style-name="P2" draw:layer="layout" svg:width="0.829cm" svg:height="0.164cm" svg:x="4.26cm" svg:y="5.239cm">
            <text:p/>
          </draw:rect>
          <draw:rect draw:style-name="gr6" draw:text-style-name="P2" draw:layer="layout" svg:width="0.828cm" svg:height="0.164cm" svg:x="5.294cm" svg:y="5.239cm">
            <text:p/>
          </draw:rect>
          <draw:rect draw:style-name="gr5" draw:text-style-name="P2" draw:layer="layout" svg:width="0.724cm" svg:height="0.164cm" svg:x="6.1cm" svg:y="5.239cm">
            <text:p/>
          </draw:rect>
          <draw:line draw:style-name="gr5" draw:text-style-name="P2" draw:layer="layout" svg:x1="1.812cm" svg:y1="5.401cm" svg:x2="13.504cm" svg:y2="5.401cm">
            <text:p/>
          </draw:line>
          <draw:rect draw:style-name="gr5" draw:text-style-name="P2" draw:layer="layout" svg:width="0.727cm" svg:height="0.164cm" svg:x="9.718cm" svg:y="5.239cm">
            <text:p/>
          </draw:rect>
          <draw:rect draw:style-name="gr6" draw:text-style-name="P2" draw:layer="layout" svg:width="0.829cm" svg:height="0.164cm" svg:x="10.385cm" svg:y="5.239cm">
            <text:p/>
          </draw:rect>
          <draw:rect draw:style-name="gr6" draw:text-style-name="P2" draw:layer="layout" svg:width="0.829cm" svg:height="0.164cm" svg:x="11.419cm" svg:y="5.239cm">
            <text:p/>
          </draw:rect>
          <draw:rect draw:style-name="gr5" draw:text-style-name="P2" draw:layer="layout" svg:width="0.724cm" svg:height="0.164cm" svg:x="12.224cm" svg:y="5.239cm">
            <text:p/>
          </draw:rect>
          <draw:rect draw:style-name="gr7" draw:text-style-name="P2" draw:layer="layout" svg:width="2.227cm" svg:height="0.164cm" svg:x="7.101cm" svg:y="5.239cm">
            <text:p/>
          </draw:rect>
          <draw:frame draw:style-name="gr8" draw:text-style-name="P4" draw:layer="layout" svg:width="4.1cm" svg:height="0.725cm" svg:x="11.795cm" svg:y="4.175cm">
            <draw:text-box>
              <text:p text:style-name="P3"><text:span text:style-name="T1">Annotated genome</text:span></text:p>
            </draw:text-box>
          </draw:frame>
          <draw:line draw:style-name="gr5" draw:text-style-name="P2" draw:layer="layout" svg:x1="1.533cm" svg:y1="5.401cm" svg:x2="13.783cm" svg:y2="5.401cm">
            <text:p/>
          </draw:line>
          <draw:rect draw:style-name="gr7" draw:text-style-name="P2" draw:layer="layout" svg:width="0.837cm" svg:height="0.164cm" svg:x="13.225cm" svg:y="5.239cm">
            <text:p/>
          </draw:rect>
          <draw:rect draw:style-name="gr7" draw:text-style-name="P2" draw:layer="layout" svg:width="0.559cm" svg:height="0.164cm" svg:x="1.254cm" svg:y="5.239cm">
            <text:p/>
          </draw:rect>
          <draw:rect draw:style-name="gr9" draw:text-style-name="P2" draw:layer="layout" svg:width="1.051cm" svg:height="0.161cm" svg:x="10.075cm" svg:y="6.783cm">
            <text:p/>
          </draw:rect>
          <draw:rect draw:style-name="gr9" draw:text-style-name="P2" draw:layer="layout" svg:width="1.051cm" svg:height="0.161cm" svg:x="11.468cm" svg:y="6.783cm">
            <text:p/>
          </draw:rect>
          <draw:rect draw:style-name="gr9" draw:text-style-name="P2" draw:layer="layout" svg:width="1.051cm" svg:height="0.161cm" svg:x="8.469cm" svg:y="6.783cm">
            <text:p/>
          </draw:rect>
          <draw:line draw:style-name="gr5" draw:text-style-name="P2" draw:layer="layout" svg:x1="10.632cm" svg:y1="6.782cm" svg:x2="12.302cm" svg:y2="6.782cm">
            <text:p/>
          </draw:line>
          <draw:rect draw:style-name="gr9" draw:text-style-name="P2" draw:layer="layout" svg:width="0.492cm" svg:height="0.161cm" svg:x="3.673cm" svg:y="6.783cm">
            <text:p/>
          </draw:rect>
          <draw:rect draw:style-name="gr9" draw:text-style-name="P2" draw:layer="layout" svg:width="0.492cm" svg:height="0.161cm" svg:x="6.18cm" svg:y="6.783cm">
            <text:p/>
          </draw:rect>
          <draw:frame draw:style-name="gr10" draw:text-style-name="P5" draw:layer="layout" svg:width="6.125cm" svg:height="0.725cm" svg:x="11.795cm" svg:y="2.815cm">
            <draw:text-box>
              <text:p><text:span text:style-name="T2">Ensembl gene models</text:span></text:p>
            </draw:text-box>
          </draw:frame>
          <draw:frame draw:style-name="gr11" draw:text-style-name="P6" draw:layer="layout" svg:width="3.722cm" svg:height="0.645cm" svg:x="1.717cm" svg:y="6.011cm">
            <draw:text-box>
              <text:p><text:span text:style-name="T3">Novel:intronic</text:span></text:p>
            </draw:text-box>
          </draw:frame>
          <draw:frame draw:style-name="gr12" draw:text-style-name="P6" draw:layer="layout" svg:width="3.367cm" svg:height="0.881cm" svg:x="4.839cm" svg:y="6.926cm">
            <draw:text-box>
              <text:p><text:span text:style-name="T3">Known:UTR</text:span></text:p>
            </draw:text-box>
          </draw:frame>
          <draw:frame draw:style-name="gr13" draw:text-style-name="P6" draw:layer="layout" svg:width="3.184cm" svg:height="1.039cm" svg:x="6.968cm" svg:y="6.011cm">
            <draw:text-box>
              <text:p><text:span text:style-name="T3">Novel:Intergenic</text:span></text:p>
              <text:p><text:span text:style-name="T3"/></text:p>
            </draw:text-box>
          </draw:frame>
          <draw:frame draw:style-name="gr14" draw:text-style-name="P6" draw:layer="layout" svg:width="4.404cm" svg:height="0.645cm" svg:x="9.368cm" svg:y="6.926cm">
            <draw:text-box>
              <text:p><text:span text:style-name="T3">Known:protein coding</text:span></text:p>
            </draw:text-box>
          </draw:frame>
          <draw:frame draw:style-name="gr15" draw:text-style-name="P7" draw:layer="layout" svg:width="3.872cm" svg:height="0.725cm" svg:x="11.716cm" svg:y="5.99cm">
            <draw:text-box>
              <text:p><text:span text:style-name="T4">Transcript models</text:span></text:p>
            </draw:text-box>
          </draw:frame>
        </draw:g>
        <draw:g>
          <draw:rect draw:style-name="gr16" draw:text-style-name="P1" draw:layer="layout" svg:width="1.27cm" svg:height="0.236cm" svg:x="7.894cm" svg:y="8.954cm">
            <text:p/>
          </draw:rect>
          <draw:rect draw:style-name="gr17" draw:text-style-name="P1" draw:layer="layout" svg:width="1.27cm" svg:height="0.236cm" svg:x="4.084cm" svg:y="9.589cm">
            <text:p/>
          </draw:rect>
          <draw:rect draw:style-name="gr18" draw:text-style-name="P1" draw:layer="layout" svg:width="1.27cm" svg:height="0.236cm" svg:x="7.894cm" svg:y="8.229cm">
            <text:p/>
          </draw:rect>
          <draw:rect draw:style-name="gr19" draw:text-style-name="P1" draw:layer="layout" svg:width="1.27cm" svg:height="0.236cm" svg:x="7.894cm" svg:y="9.589cm">
            <text:p/>
          </draw:rect>
          <draw:rect draw:style-name="gr20" draw:text-style-name="P1" draw:layer="layout" svg:width="1.27cm" svg:height="0.236cm" svg:x="4.084cm" svg:y="8.954cm">
            <text:p/>
          </draw:rect>
          <draw:frame draw:style-name="gr15" draw:text-style-name="P9" draw:layer="layout" svg:width="1.374cm" svg:height="0.725cm" svg:x="5.989cm" svg:y="8.71cm">
            <draw:text-box>
              <text:p text:style-name="P8"><text:span text:style-name="T5">UTR</text:span></text:p>
            </draw:text-box>
          </draw:frame>
          <draw:frame draw:style-name="gr21" draw:text-style-name="P9" draw:layer="layout" svg:width="1.905cm" svg:height="0.725cm" svg:x="5.989cm" svg:y="9.345cm">
            <draw:text-box>
              <text:p text:style-name="P8"><text:span text:style-name="T5">CDS</text:span></text:p>
            </draw:text-box>
          </draw:frame>
          <draw:frame draw:style-name="gr15" draw:text-style-name="P9" draw:layer="layout" svg:width="1.577cm" svg:height="0.725cm" svg:x="9.799cm" svg:y="7.985cm">
            <draw:text-box>
              <text:p text:style-name="P8"><text:span text:style-name="T5">Intron</text:span></text:p>
            </draw:text-box>
          </draw:frame>
          <draw:frame draw:style-name="gr15" draw:text-style-name="P9" draw:layer="layout" svg:width="2.356cm" svg:height="0.725cm" svg:x="9.799cm" svg:y="8.71cm">
            <draw:text-box>
              <text:p text:style-name="P8"><text:span text:style-name="T5">Intergenic</text:span></text:p>
            </draw:text-box>
          </draw:frame>
          <draw:frame draw:style-name="gr15" draw:text-style-name="P9" draw:layer="layout" svg:width="2.631cm" svg:height="0.725cm" svg:x="9.799cm" svg:y="9.345cm">
            <draw:text-box>
              <text:p text:style-name="P8"><text:span text:style-name="T5">Flank (1kb)</text:span></text:p>
            </draw:text-box>
          </draw:frame>
          <draw:rect draw:style-name="gr22" draw:text-style-name="P1" draw:layer="layout" svg:width="1.27cm" svg:height="0.236cm" svg:x="4.084cm" svg:y="8.229cm">
            <text:p/>
          </draw:rect>
          <draw:frame draw:style-name="gr15" draw:text-style-name="P9" draw:layer="layout" svg:width="1.459cm" svg:height="0.725cm" svg:x="5.989cm" svg:y="7.985cm">
            <draw:text-box>
              <text:p text:style-name="P8"><text:span text:style-name="T5">Exon</text:span></text:p>
            </draw:text-box>
          </draw:frame>
        </draw:g>
      </draw:page>
      <draw:page draw:name="PipelineHierarchy" draw:style-name="dp1" draw:master-page-name="Default">
        <draw:frame draw:style-name="gr15" draw:layer="layout" svg:width="2.339cm" svg:height="0.962cm" svg:x="4.355cm" svg:y="3.528cm">
          <draw:text-box>
            <text:p>known</text:p>
          </draw:text-box>
        </draw:frame>
        <draw:frame draw:style-name="gr15" draw:layer="layout" svg:width="2.018cm" svg:height="0.962cm" svg:x="8.654cm" svg:y="8.623cm">
          <draw:text-box>
            <text:p>novel</text:p>
          </draw:text-box>
        </draw:frame>
        <draw:frame draw:style-name="gr15" draw:layer="layout" svg:width="3.605cm" svg:height="0.962cm" svg:x="4.3cm" svg:y="6.947cm">
          <draw:text-box>
            <text:p>ambiguous</text:p>
          </draw:text-box>
        </draw:frame>
        <draw:frame draw:style-name="gr15" draw:layer="layout" svg:width="4.494cm" svg:height="0.962cm" svg:x="8.654cm" svg:y="1.846cm">
          <draw:text-box>
            <text:p>protein coding</text:p>
          </draw:text-box>
        </draw:frame>
        <draw:frame draw:style-name="gr15" draw:layer="layout" svg:width="3.995cm" svg:height="0.962cm" svg:x="8.654cm" svg:y="4.586cm">
          <draw:text-box>
            <text:p>pseudogene</text:p>
          </draw:text-box>
        </draw:frame>
        <draw:frame draw:style-name="gr15" draw:layer="layout" svg:width="3.656cm" svg:height="0.962cm" svg:x="8.654cm" svg:y="5.956cm">
          <draw:text-box>
            <text:p>non-coding</text:p>
          </draw:text-box>
        </draw:frame>
        <draw:frame draw:style-name="gr15" draw:layer="layout" svg:width="1.806cm" svg:height="0.962cm" svg:x="8.654cm" svg:y="3.216cm">
          <draw:text-box>
            <text:p>UTR</text:p>
          </draw:text-box>
        </draw:frame>
        <draw:frame draw:style-name="gr15" draw:layer="layout" svg:width="2.551cm" svg:height="0.962cm" svg:x="8.654cm" svg:y="9.993cm">
          <draw:text-box>
            <text:p>intronic</text:p>
          </draw:text-box>
        </draw:frame>
        <draw:frame draw:style-name="gr15" draw:layer="layout" svg:width="3.258cm" svg:height="0.962cm" svg:x="8.654cm" svg:y="11.363cm">
          <draw:text-box>
            <text:p>intergenic</text:p>
          </draw:text-box>
        </draw:frame>
        <draw:frame draw:style-name="gr15" draw:layer="layout" svg:width="3.525cm" svg:height="0.962cm" svg:x="8.654cm" svg:y="12.733cm">
          <draw:text-box>
            <text:p>associated</text:p>
          </draw:text-box>
        </draw:frame>
        <draw:frame draw:style-name="gr23" draw:layer="layout" svg:width="2.018cm" svg:height="0.962cm" svg:x="4.355cm" svg:y="10.501cm">
          <draw:text-box>
            <text:p>novel</text:p>
          </draw:text-box>
        </draw:frame>
        <draw:line draw:style-name="gr24" draw:text-style-name="P1" draw:layer="layout" svg:x1="6.781cm" svg:y1="10.886cm" svg:x2="8.82cm" svg:y2="9.095cm">
          <text:p/>
        </draw:line>
        <draw:line draw:style-name="gr24" draw:text-style-name="P1" draw:layer="layout" svg:x1="6.808cm" svg:y1="10.914cm" svg:x2="8.765cm" svg:y2="10.445cm">
          <text:p/>
        </draw:line>
        <draw:line draw:style-name="gr24" draw:text-style-name="P1" draw:layer="layout" svg:x1="6.836cm" svg:y1="10.914cm" svg:x2="8.682cm" svg:y2="11.851cm">
          <text:p/>
        </draw:line>
        <draw:line draw:style-name="gr24" draw:text-style-name="P1" draw:layer="layout" svg:x1="6.781cm" svg:y1="10.941cm" svg:x2="8.489cm" svg:y2="13.229cm">
          <text:p/>
        </draw:line>
        <draw:line draw:style-name="gr24" draw:text-style-name="P1" draw:layer="layout" svg:x1="6.616cm" svg:y1="4.106cm" svg:x2="8.655cm" svg:y2="2.315cm">
          <text:p/>
        </draw:line>
        <draw:line draw:style-name="gr24" draw:text-style-name="P1" draw:layer="layout" svg:x1="6.643cm" svg:y1="4.134cm" svg:x2="8.6cm" svg:y2="3.665cm">
          <text:p/>
        </draw:line>
        <draw:line draw:style-name="gr24" draw:text-style-name="P1" draw:layer="layout" svg:x1="6.671cm" svg:y1="4.134cm" svg:x2="8.517cm" svg:y2="5.071cm">
          <text:p/>
        </draw:line>
        <draw:line draw:style-name="gr24" draw:text-style-name="P1" draw:layer="layout" svg:x1="6.616cm" svg:y1="4.161cm" svg:x2="8.324cm" svg:y2="6.449cm">
          <text:p/>
        </draw:line>
        <draw:line draw:style-name="gr24" draw:text-style-name="P1" draw:layer="layout" svg:x1="1.681cm" svg:y1="7.331cm" svg:x2="4.272cm" svg:y2="10.886cm">
          <text:p/>
        </draw:line>
        <draw:line draw:style-name="gr24" draw:text-style-name="P1" draw:layer="layout" svg:x1="1.654cm" svg:y1="7.221cm" svg:x2="4.355cm" svg:y2="4.024cm">
          <text:p/>
        </draw:line>
        <draw:line draw:style-name="gr24" draw:text-style-name="P1" draw:layer="layout" svg:x1="1.764cm" svg:y1="7.248cm" svg:x2="4.162cm" svg:y2="7.414cm">
          <text:p/>
        </draw:line>
      </draw:page>
      <draw:page draw:name="PipelineGO" draw:style-name="dp1" draw:master-page-name="Default">
        <draw:line draw:style-name="gr25" draw:text-style-name="P10" draw:layer="layout" svg:x1="9.665cm" svg:y1="3.398cm" svg:x2="9.669cm" svg:y2="5.112cm">
          <text:p/>
        </draw:line>
        <draw:line draw:style-name="gr25" draw:text-style-name="P10" draw:layer="layout" svg:x1="13.646cm" svg:y1="3.398cm" svg:x2="13.65cm" svg:y2="5.112cm">
          <text:p/>
        </draw:line>
        <draw:line draw:style-name="gr25" draw:text-style-name="P10" draw:layer="layout" svg:x1="7.476cm" svg:y1="3.398cm" svg:x2="7.48cm" svg:y2="5.112cm">
          <text:p/>
        </draw:line>
        <draw:line draw:style-name="gr25" draw:text-style-name="P10" draw:layer="layout" svg:x1="6.358cm" svg:y1="3.398cm" svg:x2="6.362cm" svg:y2="5.112cm">
          <text:p/>
        </draw:line>
        <draw:line draw:style-name="gr25" draw:text-style-name="P10" draw:layer="layout" svg:x1="3.495cm" svg:y1="3.398cm" svg:x2="3.499cm" svg:y2="5.112cm">
          <text:p/>
        </draw:line>
        <draw:line draw:style-name="gr25" draw:text-style-name="P10" draw:layer="layout" svg:x1="2.726cm" svg:y1="3.398cm" svg:x2="2.73cm" svg:y2="5.112cm">
          <text:p/>
        </draw:line>
        <draw:line draw:style-name="gr25" draw:text-style-name="P10" draw:layer="layout" svg:x1="4.914cm" svg:y1="3.398cm" svg:x2="4.918cm" svg:y2="5.112cm">
          <text:p/>
        </draw:line>
        <draw:line draw:style-name="gr25" draw:text-style-name="P10" draw:layer="layout" svg:x1="1.98cm" svg:y1="3.398cm" svg:x2="1.984cm" svg:y2="5.112cm">
          <text:p/>
        </draw:line>
        <draw:line draw:style-name="gr25" draw:text-style-name="P10" draw:layer="layout" svg:x1="9.665cm" svg:y1="3.398cm" svg:x2="9.669cm" svg:y2="5.112cm">
          <text:p/>
        </draw:line>
        <draw:line draw:style-name="gr25" draw:text-style-name="P10" draw:layer="layout" svg:x1="15.859cm" svg:y1="3.398cm" svg:x2="15.863cm" svg:y2="5.112cm">
          <text:p/>
        </draw:line>
        <draw:line draw:style-name="gr25" draw:text-style-name="P10" draw:layer="layout" svg:x1="9.665cm" svg:y1="3.398cm" svg:x2="9.669cm" svg:y2="5.112cm">
          <text:p/>
        </draw:line>
        <draw:line draw:style-name="gr25" draw:text-style-name="P10" draw:layer="layout" svg:x1="12.9cm" svg:y1="3.398cm" svg:x2="12.904cm" svg:y2="5.112cm">
          <text:p/>
        </draw:line>
        <draw:line draw:style-name="gr25" draw:text-style-name="P10" draw:layer="layout" svg:x1="14.415cm" svg:y1="3.398cm" svg:x2="14.419cm" svg:y2="5.112cm">
          <text:p/>
        </draw:line>
        <draw:rect draw:style-name="gr26" draw:text-style-name="P1" draw:layer="layout" svg:width="5.329cm" svg:height="0.186cm" svg:x="1.886cm" svg:y="10.631cm">
          <text:p/>
        </draw:rect>
        <draw:line draw:style-name="gr27" draw:text-style-name="P1" draw:layer="layout" svg:x1="1.406cm" svg:y1="2.96cm" svg:x2="7.968cm" svg:y2="2.956cm">
          <text:p/>
        </draw:line>
        <draw:rect draw:style-name="gr26" draw:text-style-name="P1" draw:layer="layout" svg:width="5.329cm" svg:height="0.186cm" svg:x="1.615cm" svg:y="2.77cm">
          <text:p/>
        </draw:rect>
        <draw:rect draw:style-name="gr27" draw:text-style-name="P1" draw:layer="layout" svg:width="0.615cm" svg:height="0.171cm" svg:x="2.435cm" svg:y="2.546cm">
          <text:p/>
        </draw:rect>
        <draw:rect draw:style-name="gr27" draw:text-style-name="P1" draw:layer="layout" svg:width="0.614cm" svg:height="0.171cm" svg:x="3.87cm" svg:y="2.546cm">
          <text:p/>
        </draw:rect>
        <draw:rect draw:style-name="gr27" draw:text-style-name="P1" draw:layer="layout" svg:width="0.615cm" svg:height="0.17cm" svg:x="2.435cm" svg:y="2.547cm">
          <text:p/>
        </draw:rect>
        <draw:rect draw:style-name="gr27" draw:text-style-name="P1" draw:layer="layout" svg:width="0.615cm" svg:height="0.171cm" svg:x="5.509cm" svg:y="2.546cm">
          <text:p/>
        </draw:rect>
        <draw:line draw:style-name="gr28" draw:text-style-name="P1" draw:layer="layout" svg:x1="2.818cm" svg:y1="2.546cm" svg:x2="6.151cm" svg:y2="2.546cm">
          <text:p/>
        </draw:line>
        <draw:line draw:style-name="gr27" draw:text-style-name="P1" draw:layer="layout" svg:x1="6.454cm" svg:y1="2.956cm" svg:x2="16.057cm" svg:y2="2.96cm">
          <text:p/>
        </draw:line>
        <draw:rect draw:style-name="gr29" draw:text-style-name="P1" draw:layer="layout" svg:width="5.329cm" svg:height="0.187cm" svg:x="7.069cm" svg:y="2.769cm">
          <text:p/>
        </draw:rect>
        <draw:rect draw:style-name="gr27" draw:text-style-name="P1" draw:layer="layout" svg:width="0.615cm" svg:height="0.17cm" svg:x="7.888cm" svg:y="2.546cm">
          <text:p/>
        </draw:rect>
        <draw:rect draw:style-name="gr30" draw:text-style-name="P1" draw:layer="layout" svg:width="0.615cm" svg:height="0.17cm" svg:x="9.323cm" svg:y="2.546cm">
          <text:p/>
        </draw:rect>
        <draw:rect draw:style-name="gr30" draw:text-style-name="P1" draw:layer="layout" svg:width="0.615cm" svg:height="0.171cm" svg:x="7.888cm" svg:y="2.546cm">
          <text:p/>
        </draw:rect>
        <draw:rect draw:style-name="gr30" draw:text-style-name="P1" draw:layer="layout" svg:width="0.616cm" svg:height="0.17cm" svg:x="10.962cm" svg:y="2.546cm">
          <text:p/>
        </draw:rect>
        <draw:line draw:style-name="gr28" draw:text-style-name="P1" draw:layer="layout" svg:x1="8.271cm" svg:y1="2.546cm" svg:x2="11.604cm" svg:y2="2.546cm">
          <text:p/>
        </draw:line>
        <draw:rect draw:style-name="gr31" draw:text-style-name="P1" draw:layer="layout" svg:width="0.258cm" svg:height="0.122cm" svg:x="2.583cm" svg:y="3.127cm">
          <text:p/>
        </draw:rect>
        <draw:rect draw:style-name="gr31" draw:text-style-name="P1" draw:layer="layout" svg:width="0.259cm" svg:height="0.122cm" svg:x="1.852cm" svg:y="3.127cm">
          <text:p/>
        </draw:rect>
        <draw:rect draw:style-name="gr31" draw:text-style-name="P1" draw:layer="layout" svg:width="0.257cm" svg:height="0.122cm" svg:x="4.776cm" svg:y="3.127cm">
          <text:p/>
        </draw:rect>
        <draw:rect draw:style-name="gr31" draw:text-style-name="P1" draw:layer="layout" svg:width="0.259cm" svg:height="0.122cm" svg:x="3.313cm" svg:y="3.127cm">
          <text:p/>
        </draw:rect>
        <draw:rect draw:style-name="gr31" draw:text-style-name="P1" draw:layer="layout" svg:width="0.258cm" svg:height="0.122cm" svg:x="7.333cm" svg:y="3.127cm">
          <text:p/>
        </draw:rect>
        <draw:rect draw:style-name="gr31" draw:text-style-name="P1" draw:layer="layout" svg:width="0.258cm" svg:height="0.122cm" svg:x="9.525cm" svg:y="3.127cm">
          <text:p/>
        </draw:rect>
        <draw:rect draw:style-name="gr32" draw:text-style-name="P1" draw:layer="layout" svg:width="3.343cm" svg:height="0.186cm" svg:x="12.637cm" svg:y="2.77cm">
          <text:p/>
        </draw:rect>
        <draw:rect draw:style-name="gr27" draw:text-style-name="P1" draw:layer="layout" svg:width="0.616cm" svg:height="0.17cm" svg:x="13.456cm" svg:y="2.547cm">
          <text:p/>
        </draw:rect>
        <draw:rect draw:style-name="gr33" draw:text-style-name="P1" draw:layer="layout" svg:width="0.614cm" svg:height="0.17cm" svg:x="14.892cm" svg:y="2.547cm">
          <text:p/>
        </draw:rect>
        <draw:rect draw:style-name="gr33" draw:text-style-name="P1" draw:layer="layout" svg:width="0.615cm" svg:height="0.17cm" svg:x="13.457cm" svg:y="2.547cm">
          <text:p/>
        </draw:rect>
        <draw:line draw:style-name="gr28" draw:text-style-name="P1" draw:layer="layout" svg:x1="13.84cm" svg:y1="2.546cm" svg:x2="15.249cm" svg:y2="2.546cm">
          <text:p/>
        </draw:line>
        <draw:rect draw:style-name="gr31" draw:text-style-name="P1" draw:layer="layout" svg:width="0.258cm" svg:height="0.122cm" svg:x="13.544cm" svg:y="3.127cm">
          <text:p/>
        </draw:rect>
        <draw:rect draw:style-name="gr31" draw:text-style-name="P1" draw:layer="layout" svg:width="0.259cm" svg:height="0.122cm" svg:x="12.813cm" svg:y="3.127cm">
          <text:p/>
        </draw:rect>
        <draw:rect draw:style-name="gr31" draw:text-style-name="P1" draw:layer="layout" svg:width="0.258cm" svg:height="0.122cm" svg:x="15.736cm" svg:y="3.127cm">
          <text:p/>
        </draw:rect>
        <draw:rect draw:style-name="gr31" draw:text-style-name="P1" draw:layer="layout" svg:width="0.259cm" svg:height="0.122cm" svg:x="14.274cm" svg:y="3.127cm">
          <text:p/>
        </draw:rect>
        <draw:rect draw:style-name="gr34" draw:text-style-name="P1" draw:layer="layout" svg:width="0.257cm" svg:height="0.122cm" svg:x="2.592cm" svg:y="5.186cm">
          <text:p/>
        </draw:rect>
        <draw:rect draw:style-name="gr34" draw:text-style-name="P1" draw:layer="layout" svg:width="0.258cm" svg:height="0.122cm" svg:x="1.861cm" svg:y="5.186cm">
          <text:p/>
        </draw:rect>
        <draw:rect draw:style-name="gr34" draw:text-style-name="P1" draw:layer="layout" svg:width="0.258cm" svg:height="0.122cm" svg:x="4.784cm" svg:y="5.186cm">
          <text:p/>
        </draw:rect>
        <draw:rect draw:style-name="gr34" draw:text-style-name="P1" draw:layer="layout" svg:width="0.258cm" svg:height="0.122cm" svg:x="3.322cm" svg:y="5.186cm">
          <text:p/>
        </draw:rect>
        <draw:rect draw:style-name="gr35" draw:text-style-name="P1" draw:layer="layout" svg:width="0.258cm" svg:height="0.122cm" svg:x="7.341cm" svg:y="5.186cm">
          <text:p/>
        </draw:rect>
        <draw:rect draw:style-name="gr35" draw:text-style-name="P1" draw:layer="layout" svg:width="0.259cm" svg:height="0.122cm" svg:x="9.533cm" svg:y="5.186cm">
          <text:p/>
        </draw:rect>
        <draw:rect draw:style-name="gr36" draw:text-style-name="P1" draw:layer="layout" svg:width="0.258cm" svg:height="0.122cm" svg:x="13.552cm" svg:y="5.186cm">
          <text:p/>
        </draw:rect>
        <draw:rect draw:style-name="gr36" draw:text-style-name="P1" draw:layer="layout" svg:width="0.259cm" svg:height="0.122cm" svg:x="12.821cm" svg:y="5.186cm">
          <text:p/>
        </draw:rect>
        <draw:rect draw:style-name="gr36" draw:text-style-name="P1" draw:layer="layout" svg:width="0.259cm" svg:height="0.122cm" svg:x="15.744cm" svg:y="5.186cm">
          <text:p/>
        </draw:rect>
        <draw:rect draw:style-name="gr36" draw:text-style-name="P1" draw:layer="layout" svg:width="0.258cm" svg:height="0.122cm" svg:x="14.283cm" svg:y="5.186cm">
          <text:p/>
        </draw:rect>
        <draw:rect draw:style-name="gr26" draw:text-style-name="P1" draw:layer="layout" svg:width="1.596cm" svg:height="0.185cm" svg:x="1.886cm" svg:y="7.806cm">
          <text:p/>
        </draw:rect>
        <draw:rect draw:style-name="gr29" draw:text-style-name="P1" draw:layer="layout" svg:width="1.608cm" svg:height="0.186cm" svg:x="1.886cm" svg:y="8.097cm">
          <text:p/>
        </draw:rect>
        <draw:rect draw:style-name="gr32" draw:text-style-name="P1" draw:layer="layout" svg:width="1.611cm" svg:height="0.178cm" svg:x="1.886cm" svg:y="8.374cm">
          <text:p/>
        </draw:rect>
        <draw:g>
          <draw:rect draw:style-name="gr34" draw:text-style-name="P1" draw:layer="layout" svg:width="0.258cm" svg:height="0.122cm" svg:x="2.146cm" svg:y="9.056cm">
            <text:p/>
          </draw:rect>
          <draw:rect draw:style-name="gr34" draw:text-style-name="P1" draw:layer="layout" svg:width="0.259cm" svg:height="0.122cm" svg:x="1.886cm" svg:y="9.056cm">
            <text:p/>
          </draw:rect>
          <draw:rect draw:style-name="gr34" draw:text-style-name="P1" draw:layer="layout" svg:width="0.258cm" svg:height="0.122cm" svg:x="2.663cm" svg:y="9.056cm">
            <text:p/>
          </draw:rect>
          <draw:rect draw:style-name="gr34" draw:text-style-name="P1" draw:layer="layout" svg:width="0.259cm" svg:height="0.122cm" svg:x="2.404cm" svg:y="9.056cm">
            <text:p/>
          </draw:rect>
          <draw:rect draw:style-name="gr34" draw:text-style-name="P1" draw:layer="layout" svg:width="0.258cm" svg:height="0.122cm" svg:x="2.911cm" svg:y="9.056cm">
            <text:p/>
          </draw:rect>
        </draw:g>
        <draw:g>
          <draw:rect draw:style-name="gr35" draw:text-style-name="P1" draw:layer="layout" svg:width="0.258cm" svg:height="0.122cm" svg:x="1.886cm" svg:y="9.469cm">
            <text:p/>
          </draw:rect>
          <draw:rect draw:style-name="gr35" draw:text-style-name="P1" draw:layer="layout" svg:width="0.259cm" svg:height="0.122cm" svg:x="2.131cm" svg:y="9.469cm">
            <text:p/>
          </draw:rect>
        </draw:g>
        <draw:g>
          <draw:rect draw:style-name="gr36" draw:text-style-name="P1" draw:layer="layout" svg:width="0.258cm" svg:height="0.122cm" svg:x="1.886cm" svg:y="9.262cm">
            <text:p/>
          </draw:rect>
          <draw:rect draw:style-name="gr36" draw:text-style-name="P1" draw:layer="layout" svg:width="0.259cm" svg:height="0.122cm" svg:x="2.671cm" svg:y="9.262cm">
            <text:p/>
          </draw:rect>
          <draw:rect draw:style-name="gr36" draw:text-style-name="P1" draw:layer="layout" svg:width="0.259cm" svg:height="0.122cm" svg:x="2.409cm" svg:y="9.262cm">
            <text:p/>
          </draw:rect>
          <draw:rect draw:style-name="gr36" draw:text-style-name="P1" draw:layer="layout" svg:width="0.259cm" svg:height="0.122cm" svg:x="2.147cm" svg:y="9.262cm">
            <text:p/>
          </draw:rect>
        </draw:g>
        <draw:g>
          <draw:rect draw:style-name="gr34" draw:text-style-name="P1" draw:layer="layout" svg:width="0.258cm" svg:height="0.122cm" svg:x="2.146cm" svg:y="10.663cm">
            <text:p/>
          </draw:rect>
          <draw:rect draw:style-name="gr34" draw:text-style-name="P1" draw:layer="layout" svg:width="0.259cm" svg:height="0.122cm" svg:x="1.886cm" svg:y="10.663cm">
            <text:p/>
          </draw:rect>
          <draw:rect draw:style-name="gr34" draw:text-style-name="P1" draw:layer="layout" svg:width="0.258cm" svg:height="0.122cm" svg:x="2.663cm" svg:y="10.663cm">
            <text:p/>
          </draw:rect>
          <draw:rect draw:style-name="gr34" draw:text-style-name="P1" draw:layer="layout" svg:width="0.259cm" svg:height="0.122cm" svg:x="2.404cm" svg:y="10.663cm">
            <text:p/>
          </draw:rect>
          <draw:rect draw:style-name="gr34" draw:text-style-name="P1" draw:layer="layout" svg:width="0.258cm" svg:height="0.122cm" svg:x="2.919cm" svg:y="10.663cm">
            <text:p/>
          </draw:rect>
        </draw:g>
        <draw:g>
          <draw:rect draw:style-name="gr29" draw:text-style-name="P1" draw:layer="layout" svg:width="5.329cm" svg:height="0.187cm" svg:x="1.886cm" svg:y="10.918cm">
            <text:p/>
          </draw:rect>
          <draw:g>
            <draw:rect draw:style-name="gr35" draw:text-style-name="P1" draw:layer="layout" svg:width="0.258cm" svg:height="0.122cm" svg:x="1.886cm" svg:y="10.95cm">
              <text:p/>
            </draw:rect>
            <draw:rect draw:style-name="gr35" draw:text-style-name="P1" draw:layer="layout" svg:width="0.259cm" svg:height="0.122cm" svg:x="2.131cm" svg:y="10.95cm">
              <text:p/>
            </draw:rect>
          </draw:g>
        </draw:g>
        <draw:g>
          <draw:rect draw:style-name="gr32" draw:text-style-name="P1" draw:layer="layout" svg:width="3.343cm" svg:height="0.185cm" svg:x="1.886cm" svg:y="10.335cm">
            <text:p/>
          </draw:rect>
          <draw:g>
            <draw:rect draw:style-name="gr36" draw:text-style-name="P1" draw:layer="layout" svg:width="0.258cm" svg:height="0.122cm" svg:x="1.886cm" svg:y="10.368cm">
              <text:p/>
            </draw:rect>
            <draw:rect draw:style-name="gr36" draw:text-style-name="P1" draw:layer="layout" svg:width="0.259cm" svg:height="0.122cm" svg:x="2.671cm" svg:y="10.368cm">
              <text:p/>
            </draw:rect>
            <draw:rect draw:style-name="gr36" draw:text-style-name="P1" draw:layer="layout" svg:width="0.259cm" svg:height="0.122cm" svg:x="2.409cm" svg:y="10.368cm">
              <text:p/>
            </draw:rect>
            <draw:rect draw:style-name="gr36" draw:text-style-name="P1" draw:layer="layout" svg:width="0.259cm" svg:height="0.122cm" svg:x="2.147cm" svg:y="10.368cm">
              <text:p/>
            </draw:rect>
          </draw:g>
        </draw:g>
        <draw:rect draw:style-name="gr31" draw:text-style-name="P1" draw:layer="layout" svg:width="0.258cm" svg:height="0.122cm" svg:x="6.219cm" svg:y="3.127cm">
          <text:p/>
        </draw:rect>
        <draw:rect draw:style-name="gr34" draw:text-style-name="P1" draw:layer="layout" svg:width="0.258cm" svg:height="0.122cm" svg:x="6.235cm" svg:y="5.178cm">
          <text:p/>
        </draw:rect>
        <draw:frame draw:style-name="gr37" draw:text-style-name="P11" draw:layer="layout" svg:width="2.369cm" svg:height="0.878cm" svg:x="16.426cm" svg:y="1.693cm">
          <draw:text-box>
            <text:p><text:span text:style-name="T6">Genes</text:span></text:p>
          </draw:text-box>
        </draw:frame>
        <draw:frame draw:style-name="gr38" draw:layer="layout" svg:width="3.347cm" svg:height="0.878cm" svg:x="16.363cm" svg:y="2.269cm">
          <draw:text-box>
            <text:p><text:span text:style-name="T6">Territories</text:span></text:p>
          </draw:text-box>
        </draw:frame>
        <draw:frame draw:style-name="gr39" draw:text-style-name="P11" draw:layer="layout" svg:width="2.136cm" svg:height="0.878cm" svg:x="16.458cm" svg:y="2.821cm">
          <draw:text-box>
            <text:p><text:span text:style-name="T6">Reads</text:span></text:p>
          </draw:text-box>
        </draw:frame>
        <draw:line draw:style-name="gr40" draw:text-style-name="P10" draw:layer="layout" svg:x1="8.4cm" svg:y1="7.033cm" svg:x2="8.4cm" svg:y2="11.509cm">
          <text:p/>
        </draw:line>
        <draw:g>
          <draw:frame draw:style-name="gr39" draw:text-style-name="P11" draw:layer="layout" svg:width="3.038cm" svg:height="0.878cm" svg:x="8.686cm" svg:y="7.617cm">
            <draw:text-box>
              <text:p><text:span text:style-name="T6">Territories</text:span></text:p>
            </draw:text-box>
          </draw:frame>
        </draw:g>
        <draw:g>
          <draw:frame draw:style-name="gr39" draw:text-style-name="P11" draw:layer="layout" svg:width="2.136cm" svg:height="0.878cm" svg:x="8.642cm" svg:y="9.051cm">
            <draw:text-box>
              <text:p><text:span text:style-name="T6">Reads</text:span></text:p>
            </draw:text-box>
          </draw:frame>
        </draw:g>
        <draw:frame draw:style-name="gr39" draw:text-style-name="P11" draw:layer="layout" svg:width="5.315cm" svg:height="0.878cm" svg:x="8.642cm" svg:y="10.539cm">
          <draw:text-box>
            <text:p><text:span text:style-name="T6">Reads + Territories</text:span></text:p>
          </draw:text-box>
        </draw:frame>
        <draw:frame draw:style-name="gr41" draw:text-style-name="P11" draw:layer="layout" svg:width="2.073cm" svg:height="0.962cm" svg:x="10.251cm" svg:y="6.02cm">
          <draw:text-box>
            <text:p>Units</text:p>
          </draw:text-box>
        </draw:frame>
        <draw:line draw:style-name="gr40" draw:text-style-name="P10" draw:layer="layout" svg:x1="14.75cm" svg:y1="6.967cm" svg:x2="14.75cm" svg:y2="11.443cm">
          <text:p/>
        </draw:line>
        <draw:frame draw:style-name="gr39" draw:text-style-name="P11" draw:layer="layout" svg:width="5.159cm" svg:height="0.878cm" svg:x="14.993cm" svg:y="10.539cm">
          <draw:text-box>
            <text:p><text:span text:style-name="T6">Annotator analysis</text:span></text:p>
          </draw:text-box>
        </draw:frame>
        <draw:frame draw:style-name="gr39" draw:text-style-name="P11" draw:layer="layout" svg:width="4.803cm" svg:height="0.878cm" svg:x="14.993cm" svg:y="7.617cm">
          <draw:text-box>
            <text:p><text:span text:style-name="T6">Territory analysis</text:span></text:p>
          </draw:text-box>
        </draw:frame>
        <draw:frame draw:style-name="gr39" draw:text-style-name="P11" draw:layer="layout" svg:width="4.058cm" svg:height="0.878cm" svg:x="14.993cm" svg:y="9.051cm">
          <draw:text-box>
            <text:p><text:span text:style-name="T6">Read analysis</text:span></text:p>
          </draw:text-box>
        </draw:frame>
        <draw:frame draw:style-name="gr39" draw:text-style-name="P11" draw:layer="layout" svg:width="2.39cm" svg:height="0.878cm" svg:x="15.852cm" svg:y="6.041cm">
          <draw:text-box>
            <text:p><text:span text:style-name="T6">Method</text:span></text:p>
          </draw:text-box>
        </draw:frame>
        <draw:frame draw:style-name="gr39" draw:text-style-name="P11" draw:layer="layout" svg:width="2.288cm" svg:height="0.878cm" svg:x="2.557cm" svg:y="6.085cm">
          <draw:text-box>
            <text:p><text:span text:style-name="T6">Counts</text:span></text:p>
          </draw:text-box>
        </draw:frame>
        <draw:line draw:style-name="gr40" draw:text-style-name="P10" draw:layer="layout" svg:x1="1.687cm" svg:y1="7.127cm" svg:x2="19.894cm" svg:y2="7.143cm">
          <text:p/>
        </draw:line>
        <draw:frame draw:style-name="gr42" draw:text-style-name="P11" draw:layer="layout" svg:width="0.879cm" svg:height="0.878cm" svg:x="1.108cm" svg:y="1.687cm">
          <draw:text-box>
            <text:p><text:span text:style-name="T6">A</text:span></text:p>
          </draw:text-box>
        </draw:frame>
        <draw:frame draw:style-name="gr42" draw:text-style-name="P11" draw:layer="layout" svg:width="0.879cm" svg:height="0.878cm" svg:x="1cm" svg:y="5.689cm">
          <draw:text-box>
            <text:p><text:span text:style-name="T6">B</text:span></text:p>
          </draw:text-box>
        </draw:frame>
      </draw:page>
      <draw:page draw:name="PipelineGOAnnotator" draw:style-name="dp1" draw:master-page-name="Default">
        <draw:line draw:style-name="gr27" draw:text-style-name="P1" draw:layer="layout" svg:x1="1.407cm" svg:y1="2.961cm" svg:x2="7.969cm" svg:y2="2.957cm">
          <text:p/>
        </draw:line>
        <draw:rect draw:style-name="gr26" draw:text-style-name="P1" draw:layer="layout" svg:width="5.329cm" svg:height="0.186cm" svg:x="1.616cm" svg:y="2.771cm">
          <text:p/>
        </draw:rect>
        <draw:rect draw:style-name="gr27" draw:text-style-name="P1" draw:layer="layout" svg:width="0.615cm" svg:height="0.171cm" svg:x="2.436cm" svg:y="2.547cm">
          <text:p/>
        </draw:rect>
        <draw:rect draw:style-name="gr27" draw:text-style-name="P1" draw:layer="layout" svg:width="0.614cm" svg:height="0.171cm" svg:x="3.871cm" svg:y="2.547cm">
          <text:p/>
        </draw:rect>
        <draw:rect draw:style-name="gr27" draw:text-style-name="P1" draw:layer="layout" svg:width="0.615cm" svg:height="0.17cm" svg:x="2.436cm" svg:y="2.548cm">
          <text:p/>
        </draw:rect>
        <draw:rect draw:style-name="gr27" draw:text-style-name="P1" draw:layer="layout" svg:width="0.615cm" svg:height="0.171cm" svg:x="5.51cm" svg:y="2.547cm">
          <text:p/>
        </draw:rect>
        <draw:line draw:style-name="gr28" draw:text-style-name="P1" draw:layer="layout" svg:x1="2.819cm" svg:y1="2.547cm" svg:x2="6.152cm" svg:y2="2.547cm">
          <text:p/>
        </draw:line>
        <draw:line draw:style-name="gr27" draw:text-style-name="P1" draw:layer="layout" svg:x1="6.455cm" svg:y1="2.957cm" svg:x2="20.59cm" svg:y2="2.976cm">
          <text:p/>
        </draw:line>
        <draw:rect draw:style-name="gr43" draw:text-style-name="P1" draw:layer="layout" svg:width="5.329cm" svg:height="0.187cm" svg:x="7.07cm" svg:y="2.77cm">
          <text:p/>
        </draw:rect>
        <draw:rect draw:style-name="gr27" draw:text-style-name="P1" draw:layer="layout" svg:width="0.615cm" svg:height="0.17cm" svg:x="7.889cm" svg:y="2.547cm">
          <text:p/>
        </draw:rect>
        <draw:rect draw:style-name="gr44" draw:text-style-name="P1" draw:layer="layout" svg:width="0.615cm" svg:height="0.17cm" svg:x="9.324cm" svg:y="2.547cm">
          <text:p/>
        </draw:rect>
        <draw:rect draw:style-name="gr44" draw:text-style-name="P1" draw:layer="layout" svg:width="0.615cm" svg:height="0.171cm" svg:x="7.889cm" svg:y="2.547cm">
          <text:p/>
        </draw:rect>
        <draw:rect draw:style-name="gr44" draw:text-style-name="P1" draw:layer="layout" svg:width="0.616cm" svg:height="0.17cm" svg:x="10.963cm" svg:y="2.547cm">
          <text:p/>
        </draw:rect>
        <draw:line draw:style-name="gr45" draw:text-style-name="P1" draw:layer="layout" svg:x1="8.272cm" svg:y1="2.547cm" svg:x2="11.605cm" svg:y2="2.547cm">
          <text:p/>
        </draw:line>
        <draw:rect draw:style-name="gr31" draw:text-style-name="P1" draw:layer="layout" svg:width="0.258cm" svg:height="0.122cm" svg:x="2.584cm" svg:y="3.128cm">
          <text:p/>
        </draw:rect>
        <draw:rect draw:style-name="gr31" draw:text-style-name="P1" draw:layer="layout" svg:width="0.259cm" svg:height="0.122cm" svg:x="1.853cm" svg:y="3.128cm">
          <text:p/>
        </draw:rect>
        <draw:rect draw:style-name="gr31" draw:text-style-name="P1" draw:layer="layout" svg:width="0.257cm" svg:height="0.122cm" svg:x="4.777cm" svg:y="3.128cm">
          <text:p/>
        </draw:rect>
        <draw:rect draw:style-name="gr31" draw:text-style-name="P1" draw:layer="layout" svg:width="0.259cm" svg:height="0.122cm" svg:x="3.314cm" svg:y="3.128cm">
          <text:p/>
        </draw:rect>
        <draw:rect draw:style-name="gr31" draw:text-style-name="P1" draw:layer="layout" svg:width="0.258cm" svg:height="0.122cm" svg:x="7.334cm" svg:y="3.128cm">
          <text:p/>
        </draw:rect>
        <draw:rect draw:style-name="gr31" draw:text-style-name="P1" draw:layer="layout" svg:width="0.258cm" svg:height="0.122cm" svg:x="9.526cm" svg:y="3.128cm">
          <text:p/>
        </draw:rect>
        <draw:rect draw:style-name="gr32" draw:text-style-name="P1" draw:layer="layout" svg:width="3.343cm" svg:height="0.186cm" svg:x="17.053cm" svg:y="2.771cm">
          <text:p/>
        </draw:rect>
        <draw:rect draw:style-name="gr27" draw:text-style-name="P1" draw:layer="layout" svg:width="0.616cm" svg:height="0.17cm" svg:x="17.872cm" svg:y="2.548cm">
          <text:p/>
        </draw:rect>
        <draw:rect draw:style-name="gr33" draw:text-style-name="P1" draw:layer="layout" svg:width="0.614cm" svg:height="0.17cm" svg:x="19.308cm" svg:y="2.548cm">
          <text:p/>
        </draw:rect>
        <draw:rect draw:style-name="gr33" draw:text-style-name="P1" draw:layer="layout" svg:width="0.615cm" svg:height="0.17cm" svg:x="17.873cm" svg:y="2.548cm">
          <text:p/>
        </draw:rect>
        <draw:line draw:style-name="gr28" draw:text-style-name="P1" draw:layer="layout" svg:x1="18.256cm" svg:y1="2.547cm" svg:x2="19.665cm" svg:y2="2.547cm">
          <text:p/>
        </draw:line>
        <draw:rect draw:style-name="gr31" draw:text-style-name="P1" draw:layer="layout" svg:width="0.258cm" svg:height="0.122cm" svg:x="17.96cm" svg:y="3.128cm">
          <text:p/>
        </draw:rect>
        <draw:rect draw:style-name="gr31" draw:text-style-name="P1" draw:layer="layout" svg:width="0.259cm" svg:height="0.122cm" svg:x="17.229cm" svg:y="3.128cm">
          <text:p/>
        </draw:rect>
        <draw:rect draw:style-name="gr31" draw:text-style-name="P1" draw:layer="layout" svg:width="0.258cm" svg:height="0.122cm" svg:x="20.152cm" svg:y="3.128cm">
          <text:p/>
        </draw:rect>
        <draw:g>
          <draw:rect draw:style-name="gr46" draw:text-style-name="P10" draw:layer="layout" svg:width="10.8cm" svg:height="0.314cm" svg:x="1.636cm" svg:y="4.59cm">
            <text:p/>
          </draw:rect>
          <draw:rect draw:style-name="gr46" draw:text-style-name="P10" draw:layer="layout" svg:width="3.308cm" svg:height="0.314cm" svg:x="17.082cm" svg:y="4.59cm">
            <text:p/>
          </draw:rect>
        </draw:g>
        <draw:rect draw:style-name="gr46" draw:text-style-name="P10" draw:layer="layout" svg:width="18.769cm" svg:height="0.314cm" svg:x="1.637cm" svg:y="3.588cm">
          <text:p/>
        </draw:rect>
        <draw:g>
          <draw:rect draw:style-name="gr46" draw:text-style-name="P10" draw:layer="layout" svg:width="0.812cm" svg:height="0.314cm" svg:x="1.636cm" svg:y="6.716cm">
            <text:p/>
          </draw:rect>
          <draw:rect draw:style-name="gr46" draw:text-style-name="P10" draw:layer="layout" svg:width="0.845cm" svg:height="0.314cm" svg:x="6.117cm" svg:y="6.716cm">
            <text:p/>
          </draw:rect>
          <draw:rect draw:style-name="gr46" draw:text-style-name="P10" draw:layer="layout" svg:width="0.828cm" svg:height="0.314cm" svg:x="17.065cm" svg:y="6.716cm">
            <text:p/>
          </draw:rect>
          <draw:rect draw:style-name="gr46" draw:text-style-name="P10" draw:layer="layout" svg:width="0.414cm" svg:height="0.314cm" svg:x="19.96cm" svg:y="6.716cm">
            <text:p/>
          </draw:rect>
        </draw:g>
        <draw:g>
          <draw:rect draw:style-name="gr31" draw:text-style-name="P1" draw:layer="layout" svg:width="0.258cm" svg:height="0.122cm" svg:x="2.569cm" svg:y="3.128cm">
            <text:p/>
          </draw:rect>
          <draw:rect draw:style-name="gr31" draw:text-style-name="P1" draw:layer="layout" svg:width="0.259cm" svg:height="0.122cm" svg:x="1.838cm" svg:y="3.128cm">
            <text:p/>
          </draw:rect>
          <draw:rect draw:style-name="gr31" draw:text-style-name="P1" draw:layer="layout" svg:width="0.257cm" svg:height="0.122cm" svg:x="4.762cm" svg:y="3.128cm">
            <text:p/>
          </draw:rect>
          <draw:rect draw:style-name="gr31" draw:text-style-name="P1" draw:layer="layout" svg:width="0.259cm" svg:height="0.122cm" svg:x="3.299cm" svg:y="3.128cm">
            <text:p/>
          </draw:rect>
          <draw:rect draw:style-name="gr31" draw:text-style-name="P1" draw:layer="layout" svg:width="0.258cm" svg:height="0.122cm" svg:x="7.319cm" svg:y="3.128cm">
            <text:p/>
          </draw:rect>
          <draw:rect draw:style-name="gr31" draw:text-style-name="P1" draw:layer="layout" svg:width="0.258cm" svg:height="0.122cm" svg:x="9.511cm" svg:y="3.128cm">
            <text:p/>
          </draw:rect>
          <draw:rect draw:style-name="gr31" draw:text-style-name="P1" draw:layer="layout" svg:width="0.258cm" svg:height="0.122cm" svg:x="17.945cm" svg:y="3.128cm">
            <text:p/>
          </draw:rect>
          <draw:rect draw:style-name="gr31" draw:text-style-name="P1" draw:layer="layout" svg:width="0.259cm" svg:height="0.122cm" svg:x="17.214cm" svg:y="3.128cm">
            <text:p/>
          </draw:rect>
          <draw:rect draw:style-name="gr31" draw:text-style-name="P1" draw:layer="layout" svg:width="0.258cm" svg:height="0.122cm" svg:x="20.137cm" svg:y="3.128cm">
            <text:p/>
          </draw:rect>
        </draw:g>
        <draw:g>
          <draw:rect draw:style-name="gr31" draw:text-style-name="P1" draw:layer="layout" svg:width="0.258cm" svg:height="0.122cm" svg:x="2.569cm" svg:y="4.707cm">
            <text:p/>
          </draw:rect>
          <draw:rect draw:style-name="gr31" draw:text-style-name="P1" draw:layer="layout" svg:width="0.259cm" svg:height="0.122cm" svg:x="1.838cm" svg:y="4.707cm">
            <text:p/>
          </draw:rect>
          <draw:rect draw:style-name="gr31" draw:text-style-name="P1" draw:layer="layout" svg:width="0.257cm" svg:height="0.122cm" svg:x="4.762cm" svg:y="4.707cm">
            <text:p/>
          </draw:rect>
          <draw:rect draw:style-name="gr31" draw:text-style-name="P1" draw:layer="layout" svg:width="0.259cm" svg:height="0.122cm" svg:x="3.299cm" svg:y="4.707cm">
            <text:p/>
          </draw:rect>
          <draw:rect draw:style-name="gr31" draw:text-style-name="P1" draw:layer="layout" svg:width="0.258cm" svg:height="0.122cm" svg:x="7.319cm" svg:y="4.707cm">
            <text:p/>
          </draw:rect>
          <draw:rect draw:style-name="gr31" draw:text-style-name="P1" draw:layer="layout" svg:width="0.258cm" svg:height="0.122cm" svg:x="9.511cm" svg:y="4.707cm">
            <text:p/>
          </draw:rect>
          <draw:rect draw:style-name="gr31" draw:text-style-name="P1" draw:layer="layout" svg:width="0.258cm" svg:height="0.122cm" svg:x="17.945cm" svg:y="4.707cm">
            <text:p/>
          </draw:rect>
          <draw:rect draw:style-name="gr31" draw:text-style-name="P1" draw:layer="layout" svg:width="0.259cm" svg:height="0.122cm" svg:x="17.214cm" svg:y="4.707cm">
            <text:p/>
          </draw:rect>
          <draw:rect draw:style-name="gr31" draw:text-style-name="P1" draw:layer="layout" svg:width="0.258cm" svg:height="0.122cm" svg:x="20.137cm" svg:y="4.707cm">
            <text:p/>
          </draw:rect>
        </draw:g>
        <draw:g>
          <draw:rect draw:style-name="gr31" draw:text-style-name="P1" draw:layer="layout" svg:width="0.259cm" svg:height="0.122cm" svg:x="1.838cm" svg:y="6.815cm">
            <text:p/>
          </draw:rect>
          <draw:rect draw:style-name="gr31" draw:text-style-name="P1" draw:layer="layout" svg:width="0.259cm" svg:height="0.122cm" svg:x="17.214cm" svg:y="6.815cm">
            <text:p/>
          </draw:rect>
          <draw:rect draw:style-name="gr31" draw:text-style-name="P1" draw:layer="layout" svg:width="0.258cm" svg:height="0.122cm" svg:x="20.137cm" svg:y="6.815cm">
            <text:p/>
          </draw:rect>
        </draw:g>
        <draw:g>
          <draw:rect draw:style-name="gr31" draw:text-style-name="P1" draw:layer="layout" svg:width="0.258cm" svg:height="0.122cm" svg:x="2.569cm" svg:y="3.688cm">
            <text:p/>
          </draw:rect>
          <draw:rect draw:style-name="gr31" draw:text-style-name="P1" draw:layer="layout" svg:width="0.259cm" svg:height="0.122cm" svg:x="1.838cm" svg:y="3.688cm">
            <text:p/>
          </draw:rect>
          <draw:rect draw:style-name="gr31" draw:text-style-name="P1" draw:layer="layout" svg:width="0.257cm" svg:height="0.122cm" svg:x="4.762cm" svg:y="3.688cm">
            <text:p/>
          </draw:rect>
          <draw:rect draw:style-name="gr31" draw:text-style-name="P1" draw:layer="layout" svg:width="0.259cm" svg:height="0.122cm" svg:x="3.299cm" svg:y="3.688cm">
            <text:p/>
          </draw:rect>
          <draw:rect draw:style-name="gr31" draw:text-style-name="P1" draw:layer="layout" svg:width="0.258cm" svg:height="0.122cm" svg:x="7.319cm" svg:y="3.688cm">
            <text:p/>
          </draw:rect>
          <draw:rect draw:style-name="gr31" draw:text-style-name="P1" draw:layer="layout" svg:width="0.258cm" svg:height="0.122cm" svg:x="9.511cm" svg:y="3.688cm">
            <text:p/>
          </draw:rect>
          <draw:rect draw:style-name="gr31" draw:text-style-name="P1" draw:layer="layout" svg:width="0.258cm" svg:height="0.122cm" svg:x="17.945cm" svg:y="3.688cm">
            <text:p/>
          </draw:rect>
          <draw:rect draw:style-name="gr31" draw:text-style-name="P1" draw:layer="layout" svg:width="0.259cm" svg:height="0.122cm" svg:x="17.214cm" svg:y="3.688cm">
            <text:p/>
          </draw:rect>
          <draw:rect draw:style-name="gr31" draw:text-style-name="P1" draw:layer="layout" svg:width="0.258cm" svg:height="0.122cm" svg:x="20.137cm" svg:y="3.688cm">
            <text:p/>
          </draw:rect>
        </draw:g>
        <draw:g>
          <draw:rect draw:style-name="gr46" draw:text-style-name="P10" draw:layer="layout" svg:width="0.827cm" svg:height="0.314cm" svg:x="3.026cm" svg:y="7.798cm">
            <text:p/>
          </draw:rect>
          <draw:rect draw:style-name="gr46" draw:text-style-name="P10" draw:layer="layout" svg:width="0.794cm" svg:height="0.314cm" svg:x="18.488cm" svg:y="7.798cm">
            <text:p/>
          </draw:rect>
          <draw:rect draw:style-name="gr46" draw:text-style-name="P10" draw:layer="layout" svg:width="1.042cm" svg:height="0.314cm" svg:x="4.465cm" svg:y="7.798cm">
            <text:p/>
          </draw:rect>
        </draw:g>
        <draw:g>
          <draw:rect draw:style-name="gr31" draw:text-style-name="P1" draw:layer="layout" svg:width="0.257cm" svg:height="0.122cm" svg:x="4.747cm" svg:y="7.915cm">
            <text:p/>
          </draw:rect>
          <draw:rect draw:style-name="gr31" draw:text-style-name="P1" draw:layer="layout" svg:width="0.259cm" svg:height="0.122cm" svg:x="3.284cm" svg:y="7.915cm">
            <text:p/>
          </draw:rect>
        </draw:g>
        <draw:frame draw:style-name="gr39" draw:text-style-name="P11" draw:layer="layout" svg:width="0.879cm" svg:height="0.878cm" svg:x="0.67cm" svg:y="3.324cm">
          <draw:text-box>
            <text:p><text:span text:style-name="T6">A</text:span></text:p>
          </draw:text-box>
        </draw:frame>
        <draw:frame draw:style-name="gr47" draw:text-style-name="P11" draw:layer="layout" svg:width="0.879cm" svg:height="0.878cm" svg:x="0.67cm" svg:y="4.37cm">
          <draw:text-box>
            <text:p><text:span text:style-name="T6">B</text:span></text:p>
          </draw:text-box>
        </draw:frame>
        <draw:frame draw:style-name="gr39" draw:text-style-name="P11" draw:layer="layout" svg:width="0.908cm" svg:height="0.878cm" svg:x="0.67cm" svg:y="5.417cm">
          <draw:text-box>
            <text:p><text:span text:style-name="T6">C</text:span></text:p>
          </draw:text-box>
        </draw:frame>
        <draw:frame draw:style-name="gr39" draw:text-style-name="P11" draw:layer="layout" svg:width="0.908cm" svg:height="0.878cm" svg:x="0.67cm" svg:y="6.463cm">
          <draw:text-box>
            <text:p><text:span text:style-name="T6">D</text:span></text:p>
          </draw:text-box>
        </draw:frame>
        <draw:g>
          <draw:rect draw:style-name="gr46" draw:text-style-name="P10" draw:layer="layout" svg:width="5.308cm" svg:height="0.314cm" svg:x="1.621cm" svg:y="5.681cm">
            <text:p/>
          </draw:rect>
          <draw:rect draw:style-name="gr46" draw:text-style-name="P10" draw:layer="layout" svg:width="3.308cm" svg:height="0.314cm" svg:x="17.067cm" svg:y="5.681cm">
            <text:p/>
          </draw:rect>
        </draw:g>
        <draw:g>
          <draw:rect draw:style-name="gr31" draw:text-style-name="P1" draw:layer="layout" svg:width="0.258cm" svg:height="0.122cm" svg:x="2.554cm" svg:y="5.798cm">
            <text:p/>
          </draw:rect>
          <draw:rect draw:style-name="gr31" draw:text-style-name="P1" draw:layer="layout" svg:width="0.259cm" svg:height="0.122cm" svg:x="1.823cm" svg:y="5.798cm">
            <text:p/>
          </draw:rect>
          <draw:rect draw:style-name="gr31" draw:text-style-name="P1" draw:layer="layout" svg:width="0.257cm" svg:height="0.122cm" svg:x="4.747cm" svg:y="5.798cm">
            <text:p/>
          </draw:rect>
          <draw:rect draw:style-name="gr31" draw:text-style-name="P1" draw:layer="layout" svg:width="0.259cm" svg:height="0.122cm" svg:x="3.284cm" svg:y="5.798cm">
            <text:p/>
          </draw:rect>
          <draw:rect draw:style-name="gr31" draw:text-style-name="P1" draw:layer="layout" svg:width="0.258cm" svg:height="0.122cm" svg:x="17.93cm" svg:y="5.798cm">
            <text:p/>
          </draw:rect>
          <draw:rect draw:style-name="gr31" draw:text-style-name="P1" draw:layer="layout" svg:width="0.259cm" svg:height="0.122cm" svg:x="17.199cm" svg:y="5.798cm">
            <text:p/>
          </draw:rect>
          <draw:rect draw:style-name="gr31" draw:text-style-name="P1" draw:layer="layout" svg:width="0.258cm" svg:height="0.122cm" svg:x="20.122cm" svg:y="5.798cm">
            <text:p/>
          </draw:rect>
        </draw:g>
        <draw:frame draw:style-name="gr39" draw:text-style-name="P11" draw:layer="layout" svg:width="0.879cm" svg:height="0.878cm" svg:x="0.67cm" svg:y="7.507cm">
          <draw:text-box>
            <text:p><text:span text:style-name="T6">E</text:span></text:p>
          </draw:text-box>
        </draw:frame>
      </draw:page>
      <draw:page draw:name="AssociationAnalysis" draw:style-name="dp1" draw:master-page-name="Default">
        <draw:line draw:style-name="gr20" draw:text-style-name="P1" draw:layer="layout" svg:x1="1cm" svg:y1="3.54cm" svg:x2="18.78cm" svg:y2="3.54cm">
          <text:p/>
        </draw:line>
        <draw:rect draw:style-name="gr48" draw:text-style-name="P1" draw:layer="layout" svg:width="2.54cm" svg:height="0.635cm" svg:x="1cm" svg:y="3.54cm">
          <text:p/>
        </draw:rect>
        <draw:rect draw:style-name="gr20" draw:text-style-name="P1" draw:layer="layout" svg:width="2.445cm" svg:height="0.635cm" svg:x="18.145cm" svg:y="3.54cm">
          <text:p/>
        </draw:rect>
        <draw:rect draw:style-name="gr49" draw:text-style-name="P1" draw:layer="layout" svg:width="1.905cm" svg:height="0.635cm" svg:x="6.715cm" svg:y="4.175cm">
          <text:p/>
        </draw:rect>
        <draw:line draw:style-name="gr20" draw:text-style-name="P1" draw:layer="layout" svg:x1="1cm" svg:y1="7.35cm" svg:x2="18.78cm" svg:y2="7.35cm">
          <text:p/>
        </draw:line>
        <draw:rect draw:style-name="gr48" draw:text-style-name="P1" draw:layer="layout" svg:width="2.54cm" svg:height="0.635cm" svg:x="1cm" svg:y="7.35cm">
          <text:p/>
        </draw:rect>
        <draw:rect draw:style-name="gr20" draw:text-style-name="P1" draw:layer="layout" svg:width="2.445cm" svg:height="0.635cm" svg:x="18.145cm" svg:y="7.35cm">
          <text:p/>
        </draw:rect>
        <draw:rect draw:style-name="gr49" draw:text-style-name="P1" draw:layer="layout" svg:width="10.795cm" svg:height="0.635cm" svg:x="4.175cm" svg:y="7.985cm">
          <text:p/>
        </draw:rect>
        <draw:line draw:style-name="gr20" draw:text-style-name="P1" draw:layer="layout" svg:x1="1cm" svg:y1="11.16cm" svg:x2="18.78cm" svg:y2="11.16cm">
          <text:p/>
        </draw:line>
        <draw:rect draw:style-name="gr48" draw:text-style-name="P1" draw:layer="layout" svg:width="2.54cm" svg:height="0.635cm" svg:x="1cm" svg:y="11.16cm">
          <text:p/>
        </draw:rect>
        <draw:rect draw:style-name="gr20" draw:text-style-name="P1" draw:layer="layout" svg:width="2.445cm" svg:height="0.635cm" svg:x="18.145cm" svg:y="11.16cm">
          <text:p/>
        </draw:rect>
        <draw:rect draw:style-name="gr49" draw:text-style-name="P1" draw:layer="layout" svg:width="1.27cm" svg:height="0.635cm" svg:x="5.445cm" svg:y="11.795cm">
          <text:p/>
        </draw:rect>
        <draw:rect draw:style-name="gr50" draw:text-style-name="P1" draw:layer="layout" svg:width="1.905cm" svg:height="0.635cm" svg:x="13.065cm" svg:y="11.795cm">
          <text:p/>
        </draw:rect>
        <draw:rect draw:style-name="gr50" draw:text-style-name="P1" draw:layer="layout" svg:width="1.905cm" svg:height="0.635cm" svg:x="7.35cm" svg:y="11.795cm">
          <text:p/>
        </draw:rect>
        <draw:rect draw:style-name="gr50" draw:text-style-name="P1" draw:layer="layout" svg:width="1.27cm" svg:height="0.635cm" svg:x="3.54cm" svg:y="11.795cm">
          <text:p/>
        </draw:rect>
        <draw:measure draw:style-name="gr51" draw:text-style-name="P1" draw:layer="measurelines" svg:x1="3.54cm" svg:y1="3.64cm" svg:x2="6.715cm" svg:y2="3.64cm">
          <text:p text:style-name="P12"><text:span text:style-name="T7"><text:measure text:kind="gap"/></text:span><text:span text:style-name="T7"><text:measure text:kind="value">1.25</text:measure></text:span><text:span text:style-name="T7"><text:measure text:kind="unit">"</text:measure></text:span><text:span text:style-name="T7"><text:measure text:kind="gap"/></text:span></text:p>
        </draw:measure>
        <draw:measure draw:style-name="gr51" draw:text-style-name="P1" draw:layer="measurelines" svg:x1="3.54cm" svg:y1="7.35cm" svg:x2="4.175cm" svg:y2="7.35cm">
          <text:p text:style-name="P12"><text:span text:style-name="T7"><text:measure text:kind="gap"/></text:span><text:span text:style-name="T7"><text:measure text:kind="value">0.25</text:measure></text:span><text:span text:style-name="T7"><text:measure text:kind="unit">"</text:measure></text:span><text:span text:style-name="T7"><text:measure text:kind="gap"/></text:span></text:p>
        </draw:measure>
        <draw:rect draw:style-name="gr52" draw:text-style-name="P1" draw:layer="layout" svg:width="0.635cm" svg:height="0.635cm" svg:x="4.81cm" svg:y="11.795cm">
          <text:p/>
        </draw:rect>
        <draw:rect draw:style-name="gr52" draw:text-style-name="P1" draw:layer="layout" svg:width="0.635cm" svg:height="0.635cm" svg:x="6.715cm" svg:y="11.795cm">
          <text:p/>
        </draw:rect>
        <draw:rect draw:style-name="gr52" draw:text-style-name="P1" draw:layer="layout" svg:width="5.715cm" svg:height="0.635cm" svg:x="3.54cm" svg:y="4.175cm">
          <text:p/>
        </draw:rect>
        <draw:rect draw:style-name="gr52" draw:text-style-name="P1" draw:layer="layout" svg:width="3.81cm" svg:height="0.635cm" svg:x="3.54cm" svg:y="7.985cm">
          <text:p/>
        </draw:rect>
        <draw:rect draw:style-name="gr52" draw:text-style-name="P1" draw:layer="layout" svg:width="0.635cm" svg:height="0.635cm" svg:x="9.255cm" svg:y="11.795cm">
          <text:p/>
        </draw:rect>
        <draw:measure draw:style-name="gr53" draw:text-style-name="P1" draw:layer="measurelines" svg:x1="3.54cm" svg:y1="11.16cm" svg:x2="5.445cm" svg:y2="11.16cm">
          <text:p text:style-name="P12"><text:span text:style-name="T7"><text:measure text:kind="gap"/></text:span><text:span text:style-name="T7"><text:measure text:kind="value">0.75</text:measure></text:span><text:span text:style-name="T7"><text:measure text:kind="unit">"</text:measure></text:span><text:span text:style-name="T7"><text:measure text:kind="gap"/></text:span></text:p>
        </draw:measure>
        <draw:line draw:style-name="gr20" draw:text-style-name="P1" draw:layer="layout" svg:x1="1cm" svg:y1="14.7cm" svg:x2="18.78cm" svg:y2="14.7cm">
          <text:p/>
        </draw:line>
        <draw:rect draw:style-name="gr48" draw:text-style-name="P1" draw:layer="layout" svg:width="2.54cm" svg:height="0.635cm" svg:x="1cm" svg:y="14.7cm">
          <text:p/>
        </draw:rect>
        <draw:rect draw:style-name="gr20" draw:text-style-name="P1" draw:layer="layout" svg:width="2.445cm" svg:height="0.635cm" svg:x="18.145cm" svg:y="14.7cm">
          <text:p/>
        </draw:rect>
        <draw:rect draw:style-name="gr49" draw:text-style-name="P1" draw:layer="layout" svg:width="1.27cm" svg:height="0.635cm" svg:x="5.445cm" svg:y="15.335cm">
          <text:p/>
        </draw:rect>
        <draw:rect draw:style-name="gr50" draw:text-style-name="P1" draw:layer="layout" svg:width="1.905cm" svg:height="0.635cm" svg:x="13.065cm" svg:y="15.335cm">
          <text:p/>
        </draw:rect>
        <draw:rect draw:style-name="gr50" draw:text-style-name="P1" draw:layer="layout" svg:width="1.905cm" svg:height="0.635cm" svg:x="7.35cm" svg:y="15.335cm">
          <text:p/>
        </draw:rect>
        <draw:rect draw:style-name="gr50" draw:text-style-name="P1" draw:layer="layout" svg:width="1.27cm" svg:height="0.635cm" svg:x="3.54cm" svg:y="15.335cm">
          <text:p/>
        </draw:rect>
        <draw:rect draw:style-name="gr52" draw:text-style-name="P1" draw:layer="layout" svg:width="0.635cm" svg:height="0.635cm" svg:x="4.81cm" svg:y="15.335cm">
          <text:p/>
        </draw:rect>
        <draw:rect draw:style-name="gr52" draw:text-style-name="P1" draw:layer="layout" svg:width="0.635cm" svg:height="0.635cm" svg:x="6.715cm" svg:y="15.335cm">
          <text:p/>
        </draw:rect>
        <draw:rect draw:style-name="gr52" draw:text-style-name="P1" draw:layer="layout" svg:width="0.635cm" svg:height="0.635cm" svg:x="9.255cm" svg:y="15.335cm">
          <text:p/>
        </draw:rect>
        <draw:measure draw:style-name="gr53" draw:text-style-name="P1" draw:layer="layout" svg:x1="3.54cm" svg:y1="14.7cm" svg:x2="5.445cm" svg:y2="14.7cm">
          <text:p text:style-name="P12"><text:span text:style-name="T7"><text:measure text:kind="gap"/></text:span><text:span text:style-name="T7"><text:measure text:kind="value">0.75</text:measure></text:span><text:span text:style-name="T7"><text:measure text:kind="unit">"</text:measure></text:span><text:span text:style-name="T7"><text:measure text:kind="gap"/></text:span></text:p>
        </draw:measure>
        <draw:line draw:style-name="gr20" draw:text-style-name="P1" draw:layer="layout" svg:x1="1cm" svg:y1="18.51cm" svg:x2="18.78cm" svg:y2="18.51cm">
          <text:p/>
        </draw:line>
        <draw:rect draw:style-name="gr48" draw:text-style-name="P1" draw:layer="layout" svg:width="2.54cm" svg:height="0.635cm" svg:x="1cm" svg:y="18.51cm">
          <text:p/>
        </draw:rect>
        <draw:rect draw:style-name="gr20" draw:text-style-name="P1" draw:layer="layout" svg:width="2.445cm" svg:height="0.635cm" svg:x="18.145cm" svg:y="18.51cm">
          <text:p/>
        </draw:rect>
        <draw:rect draw:style-name="gr49" draw:text-style-name="P1" draw:layer="layout" svg:width="0.635cm" svg:height="0.635cm" svg:x="4.175cm" svg:y="19.145cm">
          <text:p/>
        </draw:rect>
        <draw:rect draw:style-name="gr50" draw:text-style-name="P1" draw:layer="layout" svg:width="0.635cm" svg:height="0.635cm" svg:x="5.445cm" svg:y="19.145cm">
          <text:p/>
        </draw:rect>
        <draw:rect draw:style-name="gr52" draw:text-style-name="P1" draw:layer="layout" svg:width="1.27cm" svg:height="0.635cm" svg:x="3.54cm" svg:y="19.145cm">
          <text:p/>
        </draw:rect>
        <draw:rect draw:style-name="gr50" draw:text-style-name="P1" draw:layer="layout" svg:width="0.635cm" svg:height="0.635cm" svg:x="6.715cm" svg:y="19.145cm">
          <text:p/>
        </draw:rect>
        <draw:line draw:style-name="gr20" draw:text-style-name="P1" draw:layer="layout" svg:x1="1cm" svg:y1="22.32cm" svg:x2="18.78cm" svg:y2="22.32cm">
          <text:p/>
        </draw:line>
        <draw:rect draw:style-name="gr48" draw:text-style-name="P1" draw:layer="layout" svg:width="2.54cm" svg:height="0.635cm" svg:x="1cm" svg:y="22.32cm">
          <text:p/>
        </draw:rect>
        <draw:rect draw:style-name="gr20" draw:text-style-name="P1" draw:layer="layout" svg:width="2.445cm" svg:height="0.635cm" svg:x="18.145cm" svg:y="22.32cm">
          <text:p/>
        </draw:rect>
        <draw:rect draw:style-name="gr49" draw:text-style-name="P1" draw:layer="layout" svg:width="0.635cm" svg:height="0.635cm" svg:x="4.175cm" svg:y="22.955cm">
          <text:p/>
        </draw:rect>
        <draw:rect draw:style-name="gr52" draw:text-style-name="P1" draw:layer="layout" svg:width="5.08cm" svg:height="0.635cm" svg:x="3.54cm" svg:y="22.955cm">
          <text:p/>
        </draw:rect>
        <draw:measure draw:style-name="gr53" draw:text-style-name="P1" draw:layer="measurelines" svg:x1="3.54cm" svg:y1="22.32cm" svg:x2="4.175cm" svg:y2="22.32cm">
          <text:p text:style-name="P12"><text:span text:style-name="T7"><text:measure text:kind="gap"/></text:span><text:span text:style-name="T7"><text:measure text:kind="value">0.25</text:measure></text:span><text:span text:style-name="T7"><text:measure text:kind="unit">"</text:measure></text:span><text:span text:style-name="T7"><text:measure text:kind="gap"/></text:span></text:p>
        </draw:measure>
        <draw:measure draw:style-name="gr53" draw:text-style-name="P1" draw:layer="measurelines" svg:x1="3.54cm" svg:y1="18.51cm" svg:x2="4.175cm" svg:y2="18.51cm">
          <text:p text:style-name="P12"><text:span text:style-name="T7"><text:measure text:kind="gap"/></text:span><text:span text:style-name="T7"><text:measure text:kind="value">0.25</text:measure></text:span><text:span text:style-name="T7"><text:measure text:kind="unit">"</text:measure></text:span><text:span text:style-name="T7"><text:measure text:kind="gap"/></text:span></text:p>
        </draw:measure>
        <draw:rect draw:style-name="gr50" draw:text-style-name="P1" draw:layer="layout" svg:width="0.635cm" svg:height="0.635cm" svg:x="9.255cm" svg:y="22.955cm">
          <text:p/>
        </draw:rect>
        <draw:rect draw:style-name="gr50" draw:text-style-name="P1" draw:layer="layout" svg:width="0.635cm" svg:height="0.635cm" svg:x="10.525cm" svg:y="22.955cm">
          <text:p/>
        </draw:rect>
        <draw:frame draw:style-name="gr54" draw:layer="layout" svg:width="0.925cm" svg:height="0.962cm" svg:x="0.365cm" svg:y="2.27cm">
          <draw:text-box>
            <text:p>A</text:p>
          </draw:text-box>
        </draw:frame>
        <draw:frame draw:style-name="gr55" draw:layer="layout" svg:width="0.959cm" svg:height="1.555cm" svg:x="0.365cm" svg:y="9.89cm">
          <draw:text-box>
            <text:p>C</text:p>
          </draw:text-box>
        </draw:frame>
        <draw:frame draw:style-name="gr15" draw:layer="layout" svg:width="0.959cm" svg:height="0.962cm" svg:x="0.365cm" svg:y="13.554cm">
          <draw:text-box>
            <text:p>D</text:p>
          </draw:text-box>
        </draw:frame>
        <draw:frame draw:style-name="gr15" draw:layer="layout" svg:width="0.925cm" svg:height="0.962cm" svg:x="0.365cm" svg:y="17.51cm">
          <draw:text-box>
            <text:p>E</text:p>
          </draw:text-box>
        </draw:frame>
        <draw:frame draw:style-name="gr15" draw:layer="layout" svg:width="0.891cm" svg:height="0.962cm" svg:x="0.365cm" svg:y="21.32cm">
          <draw:text-box>
            <text:p>F</text:p>
          </draw:text-box>
        </draw:frame>
        <draw:frame draw:style-name="gr56" draw:layer="layout" svg:width="0.925cm" svg:height="0.962cm" svg:x="0.365cm" svg:y="6.388cm">
          <draw:text-box>
            <text:p>B</text:p>
          </draw:text-box>
        </draw:frame>
      </draw:page>
      <draw:page draw:name="PipelineAssociationSimulation" draw:style-name="dp1" draw:master-page-name="Default">
        <draw:line draw:style-name="gr20" draw:text-style-name="P1" draw:layer="layout" svg:x1="1cm" svg:y1="3.54cm" svg:x2="18.78cm" svg:y2="3.54cm">
          <text:p/>
        </draw:line>
        <draw:rect draw:style-name="gr48" draw:text-style-name="P1" draw:layer="layout" svg:width="2.54cm" svg:height="0.635cm" svg:x="1cm" svg:y="3.54cm">
          <text:p/>
        </draw:rect>
        <draw:rect draw:style-name="gr20" draw:text-style-name="P1" draw:layer="layout" svg:width="2.445cm" svg:height="0.635cm" svg:x="18.145cm" svg:y="3.54cm">
          <text:p/>
        </draw:rect>
        <draw:rect draw:style-name="gr49" draw:text-style-name="P1" draw:layer="layout" svg:width="0.635cm" svg:height="0.635cm" svg:x="4.175cm" svg:y="3.54cm">
          <text:p/>
        </draw:rect>
        <draw:rect draw:style-name="gr57" draw:text-style-name="P1" draw:layer="layout" svg:width="0.635cm" svg:height="0.635cm" svg:x="9.255cm" svg:y="3.54cm">
          <text:p/>
        </draw:rect>
        <draw:rect draw:style-name="gr58" draw:text-style-name="P1" draw:layer="layout" svg:width="5.715cm" svg:height="0.635cm" svg:x="10.525cm" svg:y="3.54cm">
          <text:p/>
        </draw:rect>
        <draw:rect draw:style-name="gr59" draw:text-style-name="P1" draw:layer="layout" svg:width="14.605cm" svg:height="0.635cm" svg:x="3.54cm" svg:y="3.54cm">
          <text:p/>
        </draw:rect>
        <draw:line draw:style-name="gr20" draw:text-style-name="P1" draw:layer="layout" svg:x1="1cm" svg:y1="5.445cm" svg:x2="18.78cm" svg:y2="5.445cm">
          <text:p/>
        </draw:line>
        <draw:rect draw:style-name="gr48" draw:text-style-name="P1" draw:layer="layout" svg:width="2.54cm" svg:height="0.635cm" svg:x="1cm" svg:y="5.445cm">
          <text:p/>
        </draw:rect>
        <draw:rect draw:style-name="gr20" draw:text-style-name="P1" draw:layer="layout" svg:width="2.445cm" svg:height="0.635cm" svg:x="18.145cm" svg:y="5.445cm">
          <text:p/>
        </draw:rect>
        <draw:rect draw:style-name="gr49" draw:text-style-name="P1" draw:layer="layout" svg:width="0.635cm" svg:height="0.635cm" svg:x="9.255cm" svg:y="5.445cm">
          <text:p/>
        </draw:rect>
        <draw:rect draw:style-name="gr57" draw:text-style-name="P1" draw:layer="layout" svg:width="0.635cm" svg:height="0.635cm" svg:x="9.89cm" svg:y="5.445cm">
          <text:p/>
        </draw:rect>
        <draw:rect draw:style-name="gr58" draw:text-style-name="P1" draw:layer="layout" svg:width="5.715cm" svg:height="0.635cm" svg:x="3.54cm" svg:y="5.445cm">
          <text:p/>
        </draw:rect>
        <draw:rect draw:style-name="gr59" draw:text-style-name="P1" draw:layer="layout" svg:width="14.605cm" svg:height="0.635cm" svg:x="3.54cm" svg:y="5.445cm">
          <text:p/>
        </draw:rect>
        <draw:line draw:style-name="gr20" draw:text-style-name="P1" draw:layer="layout" svg:x1="1cm" svg:y1="7.35cm" svg:x2="18.78cm" svg:y2="7.35cm">
          <text:p/>
        </draw:line>
        <draw:rect draw:style-name="gr48" draw:text-style-name="P1" draw:layer="layout" svg:width="2.54cm" svg:height="0.635cm" svg:x="1cm" svg:y="7.35cm">
          <text:p/>
        </draw:rect>
        <draw:rect draw:style-name="gr20" draw:text-style-name="P1" draw:layer="layout" svg:width="2.445cm" svg:height="0.635cm" svg:x="18.145cm" svg:y="7.35cm">
          <text:p/>
        </draw:rect>
        <draw:rect draw:style-name="gr49" draw:text-style-name="P1" draw:layer="layout" svg:width="0.635cm" svg:height="0.635cm" svg:x="9.255cm" svg:y="7.35cm">
          <text:p/>
        </draw:rect>
        <draw:rect draw:style-name="gr57" draw:text-style-name="P1" draw:layer="layout" svg:width="0.635cm" svg:height="0.635cm" svg:x="9.89cm" svg:y="7.35cm">
          <text:p/>
        </draw:rect>
        <draw:rect draw:style-name="gr58" draw:text-style-name="P1" draw:layer="layout" svg:width="5.715cm" svg:height="0.635cm" svg:x="3.54cm" svg:y="7.35cm">
          <text:p/>
        </draw:rect>
        <draw:rect draw:style-name="gr59" draw:text-style-name="P1" draw:layer="layout" svg:width="7.62cm" svg:height="0.635cm" svg:x="10.525cm" svg:y="7.35cm">
          <text:p/>
        </draw:rect>
        <draw:line draw:style-name="gr60" draw:text-style-name="P1" draw:layer="layout" svg:x1="11.16cm" svg:y1="6.715cm" svg:x2="11.16cm" svg:y2="8.62cm">
          <text:p/>
        </draw:line>
        <draw:line draw:style-name="gr60" draw:text-style-name="P1" draw:layer="layout" svg:x1="16.24cm" svg:y1="6.715cm" svg:x2="16.24cm" svg:y2="8.62cm">
          <text:p/>
        </draw:line>
        <draw:line draw:style-name="gr60" draw:text-style-name="P1" draw:layer="layout" svg:x1="17.51cm" svg:y1="6.715cm" svg:x2="17.51cm" svg:y2="8.62cm">
          <text:p/>
        </draw:line>
        <draw:line draw:style-name="gr20" draw:text-style-name="P1" draw:layer="layout" svg:x1="1cm" svg:y1="9.255cm" svg:x2="18.78cm" svg:y2="9.255cm">
          <text:p/>
        </draw:line>
        <draw:rect draw:style-name="gr48" draw:text-style-name="P1" draw:layer="layout" svg:width="2.54cm" svg:height="0.635cm" svg:x="1cm" svg:y="9.255cm">
          <text:p/>
        </draw:rect>
        <draw:rect draw:style-name="gr20" draw:text-style-name="P1" draw:layer="layout" svg:width="2.445cm" svg:height="0.635cm" svg:x="18.145cm" svg:y="9.255cm">
          <text:p/>
        </draw:rect>
        <draw:rect draw:style-name="gr49" draw:text-style-name="P1" draw:layer="layout" svg:width="0.635cm" svg:height="0.635cm" svg:x="14.97cm" svg:y="9.255cm">
          <text:p/>
        </draw:rect>
        <draw:rect draw:style-name="gr57" draw:text-style-name="P1" draw:layer="layout" svg:width="0.635cm" svg:height="0.635cm" svg:x="16.875cm" svg:y="9.255cm">
          <text:p/>
        </draw:rect>
        <draw:rect draw:style-name="gr58" draw:text-style-name="P1" draw:layer="layout" svg:width="5.715cm" svg:height="0.635cm" svg:x="4.175cm" svg:y="9.255cm">
          <text:p/>
        </draw:rect>
        <draw:rect draw:style-name="gr59" draw:text-style-name="P1" draw:layer="layout" svg:width="0.635cm" svg:height="0.635cm" svg:x="17.51cm" svg:y="9.255cm">
          <text:p/>
        </draw:rect>
        <draw:rect draw:style-name="gr59" draw:text-style-name="P1" draw:layer="layout" svg:width="0.635cm" svg:height="0.635cm" svg:x="3.54cm" svg:y="9.255cm">
          <text:p/>
        </draw:rect>
        <draw:rect draw:style-name="gr59" draw:text-style-name="P1" draw:layer="layout" svg:width="5.08cm" svg:height="0.635cm" svg:x="9.89cm" svg:y="9.255cm">
          <text:p/>
        </draw:rect>
        <draw:rect draw:style-name="gr59" draw:text-style-name="P1" draw:layer="layout" svg:width="1.27cm" svg:height="0.635cm" svg:x="15.605cm" svg:y="9.255cm">
          <text:p/>
        </draw:rect>
        <draw:frame draw:style-name="gr39" draw:layer="layout" svg:width="0.853cm" svg:height="0.962cm" svg:x="1cm" svg:y="2.578cm">
          <draw:text-box>
            <text:p>1</text:p>
          </draw:text-box>
        </draw:frame>
        <draw:frame draw:style-name="gr39" draw:layer="layout" svg:width="0.858cm" svg:height="0.962cm" svg:x="1cm" svg:y="4.483cm">
          <draw:text-box>
            <text:p>2</text:p>
          </draw:text-box>
        </draw:frame>
        <draw:frame draw:style-name="gr39" draw:layer="layout" svg:width="0.853cm" svg:height="0.962cm" svg:x="1cm" svg:y="6.388cm">
          <draw:text-box>
            <text:p>4</text:p>
          </draw:text-box>
        </draw:frame>
        <draw:frame draw:style-name="gr61" draw:layer="layout" svg:width="0.858cm" svg:height="1.597cm" svg:x="1cm" svg:y="8.293cm">
          <draw:text-box>
            <text:p>5</text:p>
          </draw:text-box>
        </draw:frame>
      </draw:page>
      <draw:page draw:name="PipelineAssociationSamplingClusters" draw:style-name="dp1" draw:master-page-name="Default">
        <draw:line draw:style-name="gr20" draw:text-style-name="P1" draw:layer="layout" svg:x1="1cm" svg:y1="2.905cm" svg:x2="18.78cm" svg:y2="2.905cm">
          <text:p/>
        </draw:line>
        <draw:rect draw:style-name="gr48" draw:text-style-name="P1" draw:layer="layout" svg:width="2.54cm" svg:height="0.635cm" svg:x="1cm" svg:y="2.905cm">
          <text:p/>
        </draw:rect>
        <draw:rect draw:style-name="gr20" draw:text-style-name="P1" draw:layer="layout" svg:width="2.445cm" svg:height="0.635cm" svg:x="18.145cm" svg:y="2.905cm">
          <text:p/>
        </draw:rect>
        <draw:rect draw:style-name="gr49" draw:text-style-name="P1" draw:layer="layout" svg:width="0.635cm" svg:height="0.635cm" svg:x="4.81cm" svg:y="2.905cm">
          <text:p/>
        </draw:rect>
        <draw:rect draw:style-name="gr57" draw:text-style-name="P1" draw:layer="layout" svg:width="0.635cm" svg:height="0.635cm" svg:x="6.08cm" svg:y="2.905cm">
          <text:p/>
        </draw:rect>
        <draw:rect draw:style-name="gr62" draw:text-style-name="P1" draw:layer="layout" svg:width="0.635cm" svg:height="0.635cm" svg:x="7.985cm" svg:y="2.905cm">
          <text:p/>
        </draw:rect>
        <draw:rect draw:style-name="gr63" draw:text-style-name="P1" draw:layer="layout" svg:width="0.635cm" svg:height="0.635cm" svg:x="9.255cm" svg:y="2.905cm">
          <text:p/>
        </draw:rect>
        <draw:rect draw:style-name="gr64" draw:text-style-name="P1" draw:layer="layout" svg:width="0.635cm" svg:height="0.635cm" svg:x="7.35cm" svg:y="2.905cm">
          <text:p/>
        </draw:rect>
        <draw:rect draw:style-name="gr59" draw:text-style-name="P1" draw:layer="layout" svg:width="8.255cm" svg:height="0.635cm" svg:x="9.89cm" svg:y="2.905cm">
          <text:p/>
        </draw:rect>
        <draw:rect draw:style-name="gr59" draw:text-style-name="P1" draw:layer="layout" svg:width="0.635cm" svg:height="0.635cm" svg:x="8.62cm" svg:y="2.905cm">
          <text:p/>
        </draw:rect>
        <draw:rect draw:style-name="gr59" draw:text-style-name="P1" draw:layer="layout" svg:width="0.635cm" svg:height="0.635cm" svg:x="6.715cm" svg:y="2.905cm">
          <text:p/>
        </draw:rect>
        <draw:rect draw:style-name="gr59" draw:text-style-name="P1" draw:layer="layout" svg:width="0.635cm" svg:height="0.635cm" svg:x="5.445cm" svg:y="2.905cm">
          <text:p/>
        </draw:rect>
        <draw:rect draw:style-name="gr59" draw:text-style-name="P1" draw:layer="layout" svg:width="1.27cm" svg:height="0.635cm" svg:x="3.54cm" svg:y="2.905cm">
          <text:p/>
        </draw:rect>
        <draw:line draw:style-name="gr20" draw:text-style-name="P1" draw:layer="layout" svg:x1="1cm" svg:y1="4.81cm" svg:x2="18.78cm" svg:y2="4.81cm">
          <text:p/>
        </draw:line>
        <draw:rect draw:style-name="gr48" draw:text-style-name="P1" draw:layer="layout" svg:width="2.54cm" svg:height="0.635cm" svg:x="1cm" svg:y="4.81cm">
          <text:p/>
        </draw:rect>
        <draw:rect draw:style-name="gr20" draw:text-style-name="P1" draw:layer="layout" svg:width="2.445cm" svg:height="0.635cm" svg:x="18.145cm" svg:y="4.81cm">
          <text:p/>
        </draw:rect>
        <draw:rect draw:style-name="gr49" draw:text-style-name="P1" draw:layer="layout" svg:width="0.635cm" svg:height="0.635cm" svg:x="4.175cm" svg:y="4.81cm">
          <text:p/>
        </draw:rect>
        <draw:rect draw:style-name="gr57" draw:text-style-name="P1" draw:layer="layout" svg:width="0.635cm" svg:height="0.635cm" svg:x="4.81cm" svg:y="4.81cm">
          <text:p/>
        </draw:rect>
        <draw:rect draw:style-name="gr62" draw:text-style-name="P1" draw:layer="layout" svg:width="0.635cm" svg:height="0.635cm" svg:x="14.97cm" svg:y="4.81cm">
          <text:p/>
        </draw:rect>
        <draw:rect draw:style-name="gr63" draw:text-style-name="P1" draw:layer="layout" svg:width="0.635cm" svg:height="0.635cm" svg:x="16.24cm" svg:y="4.81cm">
          <text:p/>
        </draw:rect>
        <draw:rect draw:style-name="gr64" draw:text-style-name="P1" draw:layer="layout" svg:width="0.635cm" svg:height="0.635cm" svg:x="6.08cm" svg:y="4.81cm">
          <text:p/>
        </draw:rect>
        <draw:rect draw:style-name="gr59" draw:text-style-name="P1" draw:layer="layout" svg:width="8.255cm" svg:height="0.635cm" svg:x="6.715cm" svg:y="4.81cm">
          <text:p/>
        </draw:rect>
        <draw:rect draw:style-name="gr59" draw:text-style-name="P1" draw:layer="layout" svg:width="0.635cm" svg:height="0.635cm" svg:x="5.445cm" svg:y="4.81cm">
          <text:p/>
        </draw:rect>
        <draw:rect draw:style-name="gr59" draw:text-style-name="P1" draw:layer="layout" svg:width="0.635cm" svg:height="0.635cm" svg:x="15.605cm" svg:y="4.81cm">
          <text:p/>
        </draw:rect>
        <draw:rect draw:style-name="gr59" draw:text-style-name="P1" draw:layer="layout" svg:width="0.635cm" svg:height="0.635cm" svg:x="3.54cm" svg:y="4.81cm">
          <text:p/>
        </draw:rect>
        <draw:rect draw:style-name="gr59" draw:text-style-name="P1" draw:layer="layout" svg:width="1.27cm" svg:height="0.635cm" svg:x="16.875cm" svg:y="4.81cm">
          <text:p/>
        </draw:rect>
        <draw:line draw:style-name="gr24" draw:text-style-name="P1" draw:layer="layout" svg:x1="4.175cm" svg:y1="3.54cm" svg:x2="17.51cm" svg:y2="4.81cm">
          <text:p/>
        </draw:line>
        <draw:line draw:style-name="gr24" draw:text-style-name="P1" draw:layer="layout" svg:x1="13.065cm" svg:y1="3.54cm" svg:x2="11.16cm" svg:y2="4.81cm">
          <text:p/>
        </draw:line>
        <draw:line draw:style-name="gr24" draw:text-style-name="P1" draw:layer="layout" svg:x1="6.715cm" svg:y1="3.54cm" svg:x2="6.08cm" svg:y2="4.81cm">
          <text:p/>
        </draw:line>
        <draw:line draw:style-name="gr24" draw:text-style-name="P1" draw:layer="layout" svg:x1="6.08cm" svg:y1="3.54cm" svg:x2="16.24cm" svg:y2="4.81cm">
          <text:p/>
        </draw:line>
        <draw:line draw:style-name="gr24" draw:text-style-name="P1" draw:layer="layout" svg:x1="8.62cm" svg:y1="3.54cm" svg:x2="4.175cm" svg:y2="4.81cm">
          <text:p/>
        </draw:line>
        <draw:frame draw:style-name="gr15" draw:layer="layout" svg:width="3.245cm" svg:height="0.962cm" svg:x="0.887cm" svg:y="1.943cm">
          <draw:text-box>
            <text:p>Observed</text:p>
          </draw:text-box>
        </draw:frame>
        <draw:frame draw:style-name="gr15" draw:layer="layout" svg:width="2.653cm" svg:height="0.962cm" svg:x="0.887cm" svg:y="3.848cm">
          <draw:text-box>
            <text:p>Sample</text:p>
          </draw:text-box>
        </draw:frame>
        <draw:line draw:style-name="gr20" draw:text-style-name="P1" draw:layer="layout" svg:x1="1cm" svg:y1="8.62cm" svg:x2="18.78cm" svg:y2="8.62cm">
          <text:p/>
        </draw:line>
        <draw:rect draw:style-name="gr48" draw:text-style-name="P1" draw:layer="layout" svg:width="2.54cm" svg:height="0.635cm" svg:x="1cm" svg:y="8.62cm">
          <text:p/>
        </draw:rect>
        <draw:rect draw:style-name="gr20" draw:text-style-name="P1" draw:layer="layout" svg:width="2.445cm" svg:height="0.635cm" svg:x="18.145cm" svg:y="8.62cm">
          <text:p/>
        </draw:rect>
        <draw:rect draw:style-name="gr49" draw:text-style-name="P1" draw:layer="layout" svg:width="0.635cm" svg:height="0.635cm" svg:x="4.81cm" svg:y="8.62cm">
          <text:p/>
        </draw:rect>
        <draw:rect draw:style-name="gr59" draw:text-style-name="P1" draw:layer="layout" svg:width="12.7cm" svg:height="0.635cm" svg:x="5.445cm" svg:y="8.62cm">
          <text:p/>
        </draw:rect>
        <draw:rect draw:style-name="gr59" draw:text-style-name="P1" draw:layer="layout" svg:width="1.27cm" svg:height="0.635cm" svg:x="3.54cm" svg:y="8.62cm">
          <text:p/>
        </draw:rect>
        <draw:line draw:style-name="gr20" draw:text-style-name="P1" draw:layer="layout" svg:x1="1cm" svg:y1="10.525cm" svg:x2="18.78cm" svg:y2="10.525cm">
          <text:p/>
        </draw:line>
        <draw:rect draw:style-name="gr48" draw:text-style-name="P1" draw:layer="layout" svg:width="2.54cm" svg:height="0.635cm" svg:x="1cm" svg:y="10.525cm">
          <text:p/>
        </draw:rect>
        <draw:rect draw:style-name="gr20" draw:text-style-name="P1" draw:layer="layout" svg:width="2.445cm" svg:height="0.635cm" svg:x="18.145cm" svg:y="10.525cm">
          <text:p/>
        </draw:rect>
        <draw:rect draw:style-name="gr59" draw:text-style-name="P1" draw:layer="layout" svg:width="12.7cm" svg:height="0.635cm" svg:x="3.54cm" svg:y="10.525cm">
          <text:p/>
        </draw:rect>
        <draw:rect draw:style-name="gr59" draw:text-style-name="P1" draw:layer="layout" svg:width="1.27cm" svg:height="0.635cm" svg:x="16.875cm" svg:y="10.525cm">
          <text:p/>
        </draw:rect>
        <draw:frame draw:style-name="gr15" draw:layer="layout" svg:width="3.245cm" svg:height="0.962cm" svg:x="0.887cm" svg:y="7.658cm">
          <draw:text-box>
            <text:p>Observed</text:p>
          </draw:text-box>
        </draw:frame>
        <draw:frame draw:style-name="gr15" draw:layer="layout" svg:width="2.966cm" svg:height="0.962cm" svg:x="0.887cm" svg:y="9.563cm">
          <draw:text-box>
            <text:p>Samples</text:p>
          </draw:text-box>
        </draw:frame>
        <draw:rect draw:style-name="gr49" draw:text-style-name="P1" draw:layer="layout" svg:width="0.635cm" svg:height="0.635cm" svg:x="16.24cm" svg:y="10.525cm">
          <text:p/>
        </draw:rect>
        <draw:line draw:style-name="gr20" draw:text-style-name="P1" draw:layer="layout" svg:x1="1cm" svg:y1="11.795cm" svg:x2="18.78cm" svg:y2="11.795cm">
          <text:p/>
        </draw:line>
        <draw:rect draw:style-name="gr48" draw:text-style-name="P1" draw:layer="layout" svg:width="2.54cm" svg:height="0.635cm" svg:x="1cm" svg:y="11.795cm">
          <text:p/>
        </draw:rect>
        <draw:rect draw:style-name="gr20" draw:text-style-name="P1" draw:layer="layout" svg:width="2.445cm" svg:height="0.635cm" svg:x="18.145cm" svg:y="11.795cm">
          <text:p/>
        </draw:rect>
        <draw:rect draw:style-name="gr49" draw:text-style-name="P1" draw:layer="layout" svg:width="0.635cm" svg:height="0.635cm" svg:x="4.81cm" svg:y="11.795cm">
          <text:p/>
        </draw:rect>
        <draw:rect draw:style-name="gr59" draw:text-style-name="P1" draw:layer="layout" svg:width="12.7cm" svg:height="0.635cm" svg:x="5.445cm" svg:y="11.795cm">
          <text:p/>
        </draw:rect>
        <draw:rect draw:style-name="gr59" draw:text-style-name="P1" draw:layer="layout" svg:width="1.27cm" svg:height="0.635cm" svg:x="3.54cm" svg:y="11.795cm">
          <text:p/>
        </draw:rect>
      </draw:page>
      <draw:page draw:name="ExpressionMeasurement" draw:style-name="dp1" draw:master-page-name="Default">
        <draw:line draw:style-name="gr20" draw:text-style-name="P1" draw:layer="layout" svg:x1="1cm" svg:y1="2.031cm" svg:x2="14.06cm" svg:y2="2.031cm">
          <text:p/>
        </draw:line>
        <draw:rect draw:style-name="gr20" draw:text-style-name="P1" draw:layer="layout" svg:width="2.117cm" svg:height="0.344cm" svg:x="1.423cm" svg:y="2.031cm">
          <text:p/>
        </draw:rect>
        <draw:rect draw:style-name="gr20" draw:text-style-name="P1" draw:layer="layout" svg:width="1.693cm" svg:height="0.344cm" svg:x="4.387cm" svg:y="2.031cm">
          <text:p/>
        </draw:rect>
        <draw:rect draw:style-name="gr20" draw:text-style-name="P1" draw:layer="layout" svg:width="1.694cm" svg:height="0.344cm" svg:x="7.773cm" svg:y="2.031cm">
          <text:p/>
        </draw:rect>
        <draw:rect draw:style-name="gr22" draw:text-style-name="P1" draw:layer="layout" svg:width="1.694cm" svg:height="0.344cm" svg:x="11.583cm" svg:y="2.031cm">
          <text:p/>
        </draw:rect>
        <draw:line draw:style-name="gr20" draw:text-style-name="P1" draw:layer="layout" svg:x1="3.54cm" svg:y1="2.375cm" svg:x2="3.963cm" svg:y2="2.719cm">
          <text:p/>
        </draw:line>
        <draw:line draw:style-name="gr20" draw:text-style-name="P1" draw:layer="layout" svg:x1="4.386cm" svg:y1="2.375cm" svg:x2="3.963cm" svg:y2="2.719cm">
          <text:p/>
        </draw:line>
        <draw:line draw:style-name="gr20" draw:text-style-name="P1" draw:layer="layout" svg:x1="6.08cm" svg:y1="2.375cm" svg:x2="6.927cm" svg:y2="2.719cm">
          <text:p/>
        </draw:line>
        <draw:line draw:style-name="gr20" draw:text-style-name="P1" draw:layer="layout" svg:x1="6.927cm" svg:y1="2.719cm" svg:x2="7.774cm" svg:y2="2.375cm">
          <text:p/>
        </draw:line>
        <draw:rect draw:style-name="gr65" draw:text-style-name="P1" draw:layer="layout" svg:width="8.044cm" svg:height="0.343cm" svg:x="1.423cm" svg:y="3.063cm">
          <text:p/>
        </draw:rect>
        <draw:rect draw:style-name="gr65" draw:text-style-name="P1" draw:layer="layout" svg:width="8.044cm" svg:height="0.343cm" svg:x="1.423cm" svg:y="3.751cm">
          <text:p/>
        </draw:rect>
        <draw:rect draw:style-name="gr65" draw:text-style-name="P1" draw:layer="layout" svg:width="8.044cm" svg:height="0.344cm" svg:x="1.423cm" svg:y="4.438cm">
          <text:p/>
        </draw:rect>
        <draw:rect draw:style-name="gr65" draw:text-style-name="P1" draw:layer="layout" svg:width="8.044cm" svg:height="0.345cm" svg:x="1.423cm" svg:y="5.124cm">
          <text:p/>
        </draw:rect>
        <draw:rect draw:style-name="gr65" draw:text-style-name="P1" draw:layer="layout" svg:width="1.694cm" svg:height="0.343cm" svg:x="11.583cm" svg:y="3.063cm">
          <text:p/>
        </draw:rect>
        <draw:rect draw:style-name="gr65" draw:text-style-name="P1" draw:layer="layout" svg:width="1.694cm" svg:height="0.343cm" svg:x="11.583cm" svg:y="3.751cm">
          <text:p/>
        </draw:rect>
        <draw:rect draw:style-name="gr65" draw:text-style-name="P1" draw:layer="layout" svg:width="1.694cm" svg:height="0.344cm" svg:x="11.583cm" svg:y="4.438cm">
          <text:p/>
        </draw:rect>
        <draw:rect draw:style-name="gr65" draw:text-style-name="P1" draw:layer="layout" svg:width="1.694cm" svg:height="0.345cm" svg:x="11.583cm" svg:y="5.124cm">
          <text:p/>
        </draw:rect>
        <draw:rect draw:style-name="gr66" draw:text-style-name="P1" draw:layer="layout" svg:width="1.27cm" svg:height="0.343cm" svg:x="8.197cm" svg:y="3.063cm">
          <text:p/>
        </draw:rect>
        <draw:rect draw:style-name="gr66" draw:text-style-name="P1" draw:layer="layout" svg:width="1.27cm" svg:height="0.343cm" svg:x="12.007cm" svg:y="3.063cm">
          <text:p/>
        </draw:rect>
        <draw:line draw:style-name="gr20" draw:text-style-name="P1" draw:layer="layout" svg:x1="1cm" svg:y1="6.5cm" svg:x2="14.06cm" svg:y2="6.5cm">
          <text:p/>
        </draw:line>
        <draw:rect draw:style-name="gr20" draw:text-style-name="P1" draw:layer="layout" svg:width="2.117cm" svg:height="0.346cm" svg:x="1.423cm" svg:y="6.499cm">
          <text:p/>
        </draw:rect>
        <draw:rect draw:style-name="gr20" draw:text-style-name="P1" draw:layer="layout" svg:width="1.693cm" svg:height="0.346cm" svg:x="4.387cm" svg:y="6.499cm">
          <text:p/>
        </draw:rect>
        <draw:rect draw:style-name="gr20" draw:text-style-name="P1" draw:layer="layout" svg:width="1.694cm" svg:height="0.346cm" svg:x="7.773cm" svg:y="6.499cm">
          <text:p/>
        </draw:rect>
        <draw:rect draw:style-name="gr22" draw:text-style-name="P1" draw:layer="layout" svg:width="1.694cm" svg:height="0.346cm" svg:x="11.583cm" svg:y="6.499cm">
          <text:p/>
        </draw:rect>
        <draw:line draw:style-name="gr20" draw:text-style-name="P1" draw:layer="layout" svg:x1="3.54cm" svg:y1="6.844cm" svg:x2="3.963cm" svg:y2="7.188cm">
          <text:p/>
        </draw:line>
        <draw:line draw:style-name="gr20" draw:text-style-name="P1" draw:layer="layout" svg:x1="4.386cm" svg:y1="6.844cm" svg:x2="3.963cm" svg:y2="7.188cm">
          <text:p/>
        </draw:line>
        <draw:line draw:style-name="gr20" draw:text-style-name="P1" draw:layer="layout" svg:x1="6.08cm" svg:y1="6.844cm" svg:x2="6.927cm" svg:y2="7.188cm">
          <text:p/>
        </draw:line>
        <draw:line draw:style-name="gr20" draw:text-style-name="P1" draw:layer="layout" svg:x1="6.927cm" svg:y1="7.188cm" svg:x2="7.774cm" svg:y2="6.844cm">
          <text:p/>
        </draw:line>
        <draw:rect draw:style-name="gr65" draw:text-style-name="P1" draw:layer="layout" svg:width="8.044cm" svg:height="0.343cm" svg:x="1.423cm" svg:y="7.532cm">
          <text:p/>
        </draw:rect>
        <draw:rect draw:style-name="gr65" draw:text-style-name="P1" draw:layer="layout" svg:width="8.044cm" svg:height="0.344cm" svg:x="1.423cm" svg:y="8.218cm">
          <text:p/>
        </draw:rect>
        <draw:rect draw:style-name="gr65" draw:text-style-name="P1" draw:layer="layout" svg:width="8.044cm" svg:height="0.344cm" svg:x="1.423cm" svg:y="8.906cm">
          <text:p/>
        </draw:rect>
        <draw:rect draw:style-name="gr65" draw:text-style-name="P1" draw:layer="layout" svg:width="8.044cm" svg:height="0.345cm" svg:x="1.423cm" svg:y="9.593cm">
          <text:p/>
        </draw:rect>
        <draw:rect draw:style-name="gr65" draw:text-style-name="P1" draw:layer="layout" svg:width="1.694cm" svg:height="0.343cm" svg:x="11.583cm" svg:y="7.532cm">
          <text:p/>
        </draw:rect>
        <draw:rect draw:style-name="gr65" draw:text-style-name="P1" draw:layer="layout" svg:width="1.694cm" svg:height="0.344cm" svg:x="11.583cm" svg:y="8.218cm">
          <text:p/>
        </draw:rect>
        <draw:rect draw:style-name="gr65" draw:text-style-name="P1" draw:layer="layout" svg:width="1.694cm" svg:height="0.344cm" svg:x="11.583cm" svg:y="8.906cm">
          <text:p/>
        </draw:rect>
        <draw:rect draw:style-name="gr65" draw:text-style-name="P1" draw:layer="layout" svg:width="1.694cm" svg:height="0.345cm" svg:x="11.583cm" svg:y="9.593cm">
          <text:p/>
        </draw:rect>
        <draw:rect draw:style-name="gr66" draw:text-style-name="P1" draw:layer="layout" svg:width="1.27cm" svg:height="0.343cm" svg:x="8.197cm" svg:y="7.532cm">
          <text:p/>
        </draw:rect>
        <draw:rect draw:style-name="gr66" draw:text-style-name="P1" draw:layer="layout" svg:width="1.27cm" svg:height="0.343cm" svg:x="12.007cm" svg:y="7.532cm">
          <text:p/>
        </draw:rect>
        <draw:rect draw:style-name="gr66" draw:text-style-name="P1" draw:layer="layout" svg:width="1.27cm" svg:height="0.343cm" svg:x="4.81cm" svg:y="7.532cm">
          <text:p/>
        </draw:rect>
        <draw:rect draw:style-name="gr66" draw:text-style-name="P1" draw:layer="layout" svg:width="1.27cm" svg:height="0.344cm" svg:x="11.583cm" svg:y="8.218cm">
          <text:p/>
        </draw:rect>
        <draw:line draw:style-name="gr20" draw:text-style-name="P1" draw:layer="layout" svg:x1="1.063cm" svg:y1="10.969cm" svg:x2="14.123cm" svg:y2="10.969cm">
          <text:p/>
        </draw:line>
        <draw:rect draw:style-name="gr20" draw:text-style-name="P1" draw:layer="layout" svg:width="2.116cm" svg:height="0.344cm" svg:x="1.487cm" svg:y="10.969cm">
          <text:p/>
        </draw:rect>
        <draw:rect draw:style-name="gr20" draw:text-style-name="P1" draw:layer="layout" svg:width="1.693cm" svg:height="0.344cm" svg:x="4.45cm" svg:y="10.969cm">
          <text:p/>
        </draw:rect>
        <draw:rect draw:style-name="gr20" draw:text-style-name="P1" draw:layer="layout" svg:width="1.693cm" svg:height="0.344cm" svg:x="7.837cm" svg:y="10.969cm">
          <text:p/>
        </draw:rect>
        <draw:rect draw:style-name="gr22" draw:text-style-name="P1" draw:layer="layout" svg:width="1.693cm" svg:height="0.344cm" svg:x="11.647cm" svg:y="10.969cm">
          <text:p/>
        </draw:rect>
        <draw:line draw:style-name="gr20" draw:text-style-name="P1" draw:layer="layout" svg:x1="3.603cm" svg:y1="11.312cm" svg:x2="4.026cm" svg:y2="11.656cm">
          <text:p/>
        </draw:line>
        <draw:line draw:style-name="gr20" draw:text-style-name="P1" draw:layer="layout" svg:x1="4.45cm" svg:y1="11.312cm" svg:x2="4.027cm" svg:y2="11.656cm">
          <text:p/>
        </draw:line>
        <draw:line draw:style-name="gr20" draw:text-style-name="P1" draw:layer="layout" svg:x1="6.143cm" svg:y1="11.312cm" svg:x2="6.99cm" svg:y2="11.656cm">
          <text:p/>
        </draw:line>
        <draw:line draw:style-name="gr20" draw:text-style-name="P1" draw:layer="layout" svg:x1="6.99cm" svg:y1="11.656cm" svg:x2="7.837cm" svg:y2="11.312cm">
          <text:p/>
        </draw:line>
        <draw:rect draw:style-name="gr65" draw:text-style-name="P1" draw:layer="layout" svg:width="8.043cm" svg:height="0.345cm" svg:x="1.487cm" svg:y="11.999cm">
          <text:p/>
        </draw:rect>
        <draw:rect draw:style-name="gr65" draw:text-style-name="P1" draw:layer="layout" svg:width="8.043cm" svg:height="0.346cm" svg:x="1.487cm" svg:y="12.686cm">
          <text:p/>
        </draw:rect>
        <draw:rect draw:style-name="gr65" draw:text-style-name="P1" draw:layer="layout" svg:width="8.043cm" svg:height="0.345cm" svg:x="1.487cm" svg:y="13.374cm">
          <text:p/>
        </draw:rect>
        <draw:rect draw:style-name="gr65" draw:text-style-name="P1" draw:layer="layout" svg:width="8.043cm" svg:height="0.345cm" svg:x="1.487cm" svg:y="14.062cm">
          <text:p/>
        </draw:rect>
        <draw:rect draw:style-name="gr65" draw:text-style-name="P1" draw:layer="layout" svg:width="1.693cm" svg:height="0.345cm" svg:x="11.647cm" svg:y="11.999cm">
          <text:p/>
        </draw:rect>
        <draw:rect draw:style-name="gr65" draw:text-style-name="P1" draw:layer="layout" svg:width="1.693cm" svg:height="0.346cm" svg:x="11.647cm" svg:y="12.686cm">
          <text:p/>
        </draw:rect>
        <draw:rect draw:style-name="gr65" draw:text-style-name="P1" draw:layer="layout" svg:width="1.693cm" svg:height="0.345cm" svg:x="11.647cm" svg:y="13.374cm">
          <text:p/>
        </draw:rect>
        <draw:rect draw:style-name="gr65" draw:text-style-name="P1" draw:layer="layout" svg:width="1.693cm" svg:height="0.345cm" svg:x="11.647cm" svg:y="14.062cm">
          <text:p/>
        </draw:rect>
        <draw:rect draw:style-name="gr66" draw:text-style-name="P1" draw:layer="layout" svg:width="1.27cm" svg:height="0.345cm" svg:x="8.26cm" svg:y="11.999cm">
          <text:p/>
        </draw:rect>
        <draw:rect draw:style-name="gr66" draw:text-style-name="P1" draw:layer="layout" svg:width="1.27cm" svg:height="0.345cm" svg:x="12.07cm" svg:y="11.999cm">
          <text:p/>
        </draw:rect>
        <draw:rect draw:style-name="gr66" draw:text-style-name="P1" draw:layer="layout" svg:width="1.27cm" svg:height="0.346cm" svg:x="4.873cm" svg:y="11.998cm">
          <text:p/>
        </draw:rect>
        <draw:rect draw:style-name="gr66" draw:text-style-name="P1" draw:layer="layout" svg:width="1.27cm" svg:height="0.346cm" svg:x="11.647cm" svg:y="12.686cm">
          <text:p/>
        </draw:rect>
        <draw:rect draw:style-name="gr66" draw:text-style-name="P1" draw:layer="layout" svg:width="1.27cm" svg:height="0.346cm" svg:x="7.773cm" svg:y="12.686cm">
          <text:p/>
        </draw:rect>
        <draw:frame draw:style-name="gr67" draw:layer="layout" svg:width="2.123cm" svg:height="0.962cm" svg:x="14.97cm" svg:y="1.766cm">
          <draw:text-box>
            <text:p>1<text:tab/>1</text:p>
          </draw:text-box>
        </draw:frame>
        <draw:frame draw:style-name="gr68" draw:layer="layout" svg:width="2.128cm" svg:height="0.962cm" svg:x="14.97cm" svg:y="6.407cm">
          <draw:text-box>
            <text:p>1<text:tab/>2</text:p>
          </draw:text-box>
        </draw:frame>
        <draw:frame draw:style-name="gr68" draw:layer="layout" svg:width="2.128cm" svg:height="0.962cm" svg:x="14.97cm" svg:y="10.797cm">
          <draw:text-box>
            <text:p>2<text:tab/>2</text:p>
          </draw:text-box>
        </draw:frame>
        <draw:frame draw:style-name="gr69" draw:layer="layout" svg:width="0.925cm" svg:height="0.962cm" svg:x="1cm" svg:y="1cm">
          <draw:text-box>
            <text:p>A</text:p>
          </draw:text-box>
        </draw:frame>
        <draw:frame draw:style-name="gr69" draw:layer="layout" svg:width="0.925cm" svg:height="0.962cm" svg:x="1cm" svg:y="5.64cm">
          <draw:text-box>
            <text:p>B</text:p>
          </draw:text-box>
        </draw:frame>
        <draw:frame draw:style-name="gr70" draw:layer="layout" svg:width="0.959cm" svg:height="0.962cm" svg:x="1cm" svg:y="10.016cm">
          <draw:text-box>
            <text:p>C</text:p>
          </draw:text-box>
        </draw:frame>
        <draw:line draw:style-name="gr20" draw:text-style-name="P1" draw:layer="layout" svg:x1="1.063cm" svg:y1="15.609cm" svg:x2="14.123cm" svg:y2="15.609cm">
          <text:p/>
        </draw:line>
        <draw:rect draw:style-name="gr20" draw:text-style-name="P1" draw:layer="layout" svg:width="2.116cm" svg:height="0.345cm" svg:x="1.487cm" svg:y="15.609cm">
          <text:p/>
        </draw:rect>
        <draw:rect draw:style-name="gr20" draw:text-style-name="P1" draw:layer="layout" svg:width="1.693cm" svg:height="0.345cm" svg:x="4.45cm" svg:y="15.609cm">
          <text:p/>
        </draw:rect>
        <draw:rect draw:style-name="gr20" draw:text-style-name="P1" draw:layer="layout" svg:width="1.693cm" svg:height="0.345cm" svg:x="7.837cm" svg:y="15.609cm">
          <text:p/>
        </draw:rect>
        <draw:rect draw:style-name="gr22" draw:text-style-name="P1" draw:layer="layout" svg:width="1.693cm" svg:height="0.345cm" svg:x="11.647cm" svg:y="15.609cm">
          <text:p/>
        </draw:rect>
        <draw:line draw:style-name="gr20" draw:text-style-name="P1" draw:layer="layout" svg:x1="3.603cm" svg:y1="15.953cm" svg:x2="4.026cm" svg:y2="16.297cm">
          <text:p/>
        </draw:line>
        <draw:line draw:style-name="gr20" draw:text-style-name="P1" draw:layer="layout" svg:x1="4.45cm" svg:y1="15.953cm" svg:x2="4.027cm" svg:y2="16.297cm">
          <text:p/>
        </draw:line>
        <draw:line draw:style-name="gr20" draw:text-style-name="P1" draw:layer="layout" svg:x1="6.143cm" svg:y1="15.953cm" svg:x2="6.99cm" svg:y2="16.297cm">
          <text:p/>
        </draw:line>
        <draw:line draw:style-name="gr20" draw:text-style-name="P1" draw:layer="layout" svg:x1="6.99cm" svg:y1="16.297cm" svg:x2="7.837cm" svg:y2="15.953cm">
          <text:p/>
        </draw:line>
        <draw:rect draw:style-name="gr65" draw:text-style-name="P1" draw:layer="layout" svg:width="8.043cm" svg:height="0.342cm" svg:x="1.487cm" svg:y="16.642cm">
          <text:p/>
        </draw:rect>
        <draw:rect draw:style-name="gr65" draw:text-style-name="P1" draw:layer="layout" svg:width="8.043cm" svg:height="0.345cm" svg:x="1.487cm" svg:y="17.327cm">
          <text:p/>
        </draw:rect>
        <draw:rect draw:style-name="gr65" draw:text-style-name="P1" draw:layer="layout" svg:width="8.043cm" svg:height="0.344cm" svg:x="1.487cm" svg:y="18.015cm">
          <text:p/>
        </draw:rect>
        <draw:rect draw:style-name="gr65" draw:text-style-name="P1" draw:layer="layout" svg:width="8.043cm" svg:height="0.344cm" svg:x="1.487cm" svg:y="18.703cm">
          <text:p/>
        </draw:rect>
        <draw:rect draw:style-name="gr65" draw:text-style-name="P1" draw:layer="layout" svg:width="1.693cm" svg:height="0.342cm" svg:x="11.647cm" svg:y="16.642cm">
          <text:p/>
        </draw:rect>
        <draw:rect draw:style-name="gr65" draw:text-style-name="P1" draw:layer="layout" svg:width="1.693cm" svg:height="0.345cm" svg:x="11.647cm" svg:y="17.327cm">
          <text:p/>
        </draw:rect>
        <draw:rect draw:style-name="gr65" draw:text-style-name="P1" draw:layer="layout" svg:width="1.693cm" svg:height="0.344cm" svg:x="11.647cm" svg:y="18.015cm">
          <text:p/>
        </draw:rect>
        <draw:rect draw:style-name="gr65" draw:text-style-name="P1" draw:layer="layout" svg:width="1.693cm" svg:height="0.344cm" svg:x="11.647cm" svg:y="18.703cm">
          <text:p/>
        </draw:rect>
        <draw:rect draw:style-name="gr66" draw:text-style-name="P1" draw:layer="layout" svg:width="1.27cm" svg:height="0.342cm" svg:x="8.26cm" svg:y="16.642cm">
          <text:p/>
        </draw:rect>
        <draw:rect draw:style-name="gr66" draw:text-style-name="P1" draw:layer="layout" svg:width="1.27cm" svg:height="0.342cm" svg:x="12.07cm" svg:y="16.642cm">
          <text:p/>
        </draw:rect>
        <draw:rect draw:style-name="gr66" draw:text-style-name="P1" draw:layer="layout" svg:width="1.27cm" svg:height="0.343cm" svg:x="4.873cm" svg:y="16.641cm">
          <text:p/>
        </draw:rect>
        <draw:rect draw:style-name="gr66" draw:text-style-name="P1" draw:layer="layout" svg:width="1.27cm" svg:height="0.345cm" svg:x="11.647cm" svg:y="17.327cm">
          <text:p/>
        </draw:rect>
        <draw:rect draw:style-name="gr66" draw:text-style-name="P1" draw:layer="layout" svg:width="1.27cm" svg:height="0.345cm" svg:x="7.773cm" svg:y="17.327cm">
          <text:p/>
        </draw:rect>
        <draw:frame draw:style-name="gr68" draw:layer="layout" svg:width="2.128cm" svg:height="0.962cm" svg:x="14.97cm" svg:y="15.437cm">
          <draw:text-box>
            <text:p>2<text:tab/>2</text:p>
          </draw:text-box>
        </draw:frame>
        <draw:frame draw:style-name="gr70" draw:layer="layout" svg:width="0.959cm" svg:height="0.962cm" svg:x="1cm" svg:y="14.657cm">
          <draw:text-box>
            <text:p>D</text:p>
          </draw:text-box>
        </draw:frame>
        <draw:rect draw:style-name="gr66" draw:text-style-name="P1" draw:layer="layout" svg:width="1.27cm" svg:height="0.345cm" svg:x="2.27cm" svg:y="18.015cm">
          <text:p/>
        </draw:rect>
        <draw:line draw:style-name="gr20" draw:text-style-name="P1" draw:layer="layout" svg:x1="1.063cm" svg:y1="15.61cm" svg:x2="14.123cm" svg:y2="15.61cm">
          <text:p/>
        </draw:line>
        <draw:rect draw:style-name="gr20" draw:text-style-name="P1" draw:layer="layout" svg:width="2.116cm" svg:height="0.344cm" svg:x="1.487cm" svg:y="15.61cm">
          <text:p/>
        </draw:rect>
        <draw:rect draw:style-name="gr20" draw:text-style-name="P1" draw:layer="layout" svg:width="1.693cm" svg:height="0.344cm" svg:x="4.45cm" svg:y="15.61cm">
          <text:p/>
        </draw:rect>
        <draw:rect draw:style-name="gr20" draw:text-style-name="P1" draw:layer="layout" svg:width="1.693cm" svg:height="0.344cm" svg:x="7.837cm" svg:y="15.61cm">
          <text:p/>
        </draw:rect>
        <draw:rect draw:style-name="gr22" draw:text-style-name="P1" draw:layer="layout" svg:width="1.693cm" svg:height="0.344cm" svg:x="11.647cm" svg:y="15.61cm">
          <text:p/>
        </draw:rect>
        <draw:line draw:style-name="gr20" draw:text-style-name="P1" draw:layer="layout" svg:x1="3.603cm" svg:y1="15.954cm" svg:x2="4.026cm" svg:y2="16.298cm">
          <text:p/>
        </draw:line>
        <draw:line draw:style-name="gr20" draw:text-style-name="P1" draw:layer="layout" svg:x1="4.45cm" svg:y1="15.954cm" svg:x2="4.027cm" svg:y2="16.298cm">
          <text:p/>
        </draw:line>
        <draw:line draw:style-name="gr20" draw:text-style-name="P1" draw:layer="layout" svg:x1="6.143cm" svg:y1="15.954cm" svg:x2="6.99cm" svg:y2="16.298cm">
          <text:p/>
        </draw:line>
        <draw:line draw:style-name="gr20" draw:text-style-name="P1" draw:layer="layout" svg:x1="6.99cm" svg:y1="16.298cm" svg:x2="7.837cm" svg:y2="15.954cm">
          <text:p/>
        </draw:line>
        <draw:rect draw:style-name="gr65" draw:text-style-name="P1" draw:layer="layout" svg:width="8.043cm" svg:height="0.343cm" svg:x="1.487cm" svg:y="16.642cm">
          <text:p/>
        </draw:rect>
        <draw:rect draw:style-name="gr65" draw:text-style-name="P1" draw:layer="layout" svg:width="8.043cm" svg:height="0.345cm" svg:x="1.487cm" svg:y="17.328cm">
          <text:p/>
        </draw:rect>
        <draw:rect draw:style-name="gr65" draw:text-style-name="P1" draw:layer="layout" svg:width="8.043cm" svg:height="0.345cm" svg:x="1.487cm" svg:y="18.015cm">
          <text:p/>
        </draw:rect>
        <draw:rect draw:style-name="gr65" draw:text-style-name="P1" draw:layer="layout" svg:width="8.043cm" svg:height="0.345cm" svg:x="1.487cm" svg:y="18.703cm">
          <text:p/>
        </draw:rect>
        <draw:rect draw:style-name="gr65" draw:text-style-name="P1" draw:layer="layout" svg:width="1.693cm" svg:height="0.343cm" svg:x="11.647cm" svg:y="16.642cm">
          <text:p/>
        </draw:rect>
        <draw:rect draw:style-name="gr65" draw:text-style-name="P1" draw:layer="layout" svg:width="1.693cm" svg:height="0.345cm" svg:x="11.647cm" svg:y="17.328cm">
          <text:p/>
        </draw:rect>
        <draw:rect draw:style-name="gr65" draw:text-style-name="P1" draw:layer="layout" svg:width="1.693cm" svg:height="0.345cm" svg:x="11.647cm" svg:y="18.015cm">
          <text:p/>
        </draw:rect>
        <draw:rect draw:style-name="gr65" draw:text-style-name="P1" draw:layer="layout" svg:width="1.693cm" svg:height="0.345cm" svg:x="11.647cm" svg:y="18.703cm">
          <text:p/>
        </draw:rect>
        <draw:rect draw:style-name="gr66" draw:text-style-name="P1" draw:layer="layout" svg:width="1.27cm" svg:height="0.343cm" svg:x="8.26cm" svg:y="16.642cm">
          <text:p/>
        </draw:rect>
        <draw:rect draw:style-name="gr66" draw:text-style-name="P1" draw:layer="layout" svg:width="1.27cm" svg:height="0.343cm" svg:x="12.07cm" svg:y="16.642cm">
          <text:p/>
        </draw:rect>
        <draw:rect draw:style-name="gr66" draw:text-style-name="P1" draw:layer="layout" svg:width="1.27cm" svg:height="0.343cm" svg:x="4.873cm" svg:y="16.642cm">
          <text:p/>
        </draw:rect>
        <draw:rect draw:style-name="gr66" draw:text-style-name="P1" draw:layer="layout" svg:width="1.27cm" svg:height="0.345cm" svg:x="11.647cm" svg:y="17.328cm">
          <text:p/>
        </draw:rect>
        <draw:rect draw:style-name="gr66" draw:text-style-name="P1" draw:layer="layout" svg:width="1.27cm" svg:height="0.345cm" svg:x="7.773cm" svg:y="17.328cm">
          <text:p/>
        </draw:rect>
        <draw:frame draw:style-name="gr68" draw:layer="layout" svg:width="2.128cm" svg:height="0.962cm" svg:x="14.97cm" svg:y="15.438cm">
          <draw:text-box>
            <text:p>2<text:tab/>2</text:p>
          </draw:text-box>
        </draw:frame>
        <draw:frame draw:style-name="gr70" draw:layer="layout" svg:width="0.959cm" svg:height="0.962cm" svg:x="1cm" svg:y="14.658cm">
          <draw:text-box>
            <text:p>D</text:p>
          </draw:text-box>
        </draw:frame>
        <draw:rect draw:style-name="gr66" draw:text-style-name="P1" draw:layer="layout" svg:width="1.27cm" svg:height="0.346cm" svg:x="2.27cm" svg:y="18.015cm">
          <text:p/>
        </draw:rect>
        <draw:line draw:style-name="gr20" draw:text-style-name="P1" draw:layer="layout" svg:x1="1.063cm" svg:y1="20.422cm" svg:x2="14.123cm" svg:y2="20.422cm">
          <text:p/>
        </draw:line>
        <draw:rect draw:style-name="gr20" draw:text-style-name="P1" draw:layer="layout" svg:width="2.116cm" svg:height="0.344cm" svg:x="1.487cm" svg:y="20.422cm">
          <text:p/>
        </draw:rect>
        <draw:rect draw:style-name="gr20" draw:text-style-name="P1" draw:layer="layout" svg:width="1.693cm" svg:height="0.344cm" svg:x="4.45cm" svg:y="20.422cm">
          <text:p/>
        </draw:rect>
        <draw:rect draw:style-name="gr20" draw:text-style-name="P1" draw:layer="layout" svg:width="1.693cm" svg:height="0.344cm" svg:x="7.837cm" svg:y="20.422cm">
          <text:p/>
        </draw:rect>
        <draw:rect draw:style-name="gr22" draw:text-style-name="P1" draw:layer="layout" svg:width="1.693cm" svg:height="0.344cm" svg:x="11.647cm" svg:y="20.422cm">
          <text:p/>
        </draw:rect>
        <draw:line draw:style-name="gr20" draw:text-style-name="P1" draw:layer="layout" svg:x1="3.603cm" svg:y1="20.765cm" svg:x2="4.026cm" svg:y2="21.109cm">
          <text:p/>
        </draw:line>
        <draw:line draw:style-name="gr20" draw:text-style-name="P1" draw:layer="layout" svg:x1="4.45cm" svg:y1="20.765cm" svg:x2="4.027cm" svg:y2="21.109cm">
          <text:p/>
        </draw:line>
        <draw:line draw:style-name="gr20" draw:text-style-name="P1" draw:layer="layout" svg:x1="6.143cm" svg:y1="20.765cm" svg:x2="6.99cm" svg:y2="21.109cm">
          <text:p/>
        </draw:line>
        <draw:line draw:style-name="gr20" draw:text-style-name="P1" draw:layer="layout" svg:x1="6.99cm" svg:y1="21.109cm" svg:x2="7.837cm" svg:y2="20.765cm">
          <text:p/>
        </draw:line>
        <draw:rect draw:style-name="gr65" draw:text-style-name="P1" draw:layer="layout" svg:width="8.043cm" svg:height="0.342cm" svg:x="1.487cm" svg:y="21.454cm">
          <text:p/>
        </draw:rect>
        <draw:rect draw:style-name="gr65" draw:text-style-name="P1" draw:layer="layout" svg:width="8.043cm" svg:height="0.343cm" svg:x="1.487cm" svg:y="22.141cm">
          <text:p/>
        </draw:rect>
        <draw:rect draw:style-name="gr65" draw:text-style-name="P1" draw:layer="layout" svg:width="8.043cm" svg:height="0.342cm" svg:x="1.487cm" svg:y="22.829cm">
          <text:p/>
        </draw:rect>
        <draw:rect draw:style-name="gr65" draw:text-style-name="P1" draw:layer="layout" svg:width="8.043cm" svg:height="0.342cm" svg:x="1.487cm" svg:y="23.517cm">
          <text:p/>
        </draw:rect>
        <draw:rect draw:style-name="gr65" draw:text-style-name="P1" draw:layer="layout" svg:width="1.693cm" svg:height="0.342cm" svg:x="11.647cm" svg:y="21.454cm">
          <text:p/>
        </draw:rect>
        <draw:rect draw:style-name="gr65" draw:text-style-name="P1" draw:layer="layout" svg:width="1.693cm" svg:height="0.343cm" svg:x="11.647cm" svg:y="22.141cm">
          <text:p/>
        </draw:rect>
        <draw:rect draw:style-name="gr65" draw:text-style-name="P1" draw:layer="layout" svg:width="1.693cm" svg:height="0.342cm" svg:x="11.647cm" svg:y="22.829cm">
          <text:p/>
        </draw:rect>
        <draw:rect draw:style-name="gr65" draw:text-style-name="P1" draw:layer="layout" svg:width="1.693cm" svg:height="0.342cm" svg:x="11.647cm" svg:y="23.517cm">
          <text:p/>
        </draw:rect>
        <draw:rect draw:style-name="gr66" draw:text-style-name="P1" draw:layer="layout" svg:width="1.27cm" svg:height="0.342cm" svg:x="8.26cm" svg:y="21.454cm">
          <text:p/>
        </draw:rect>
        <draw:rect draw:style-name="gr66" draw:text-style-name="P1" draw:layer="layout" svg:width="1.27cm" svg:height="0.342cm" svg:x="12.07cm" svg:y="21.454cm">
          <text:p/>
        </draw:rect>
        <draw:rect draw:style-name="gr66" draw:text-style-name="P1" draw:layer="layout" svg:width="1.27cm" svg:height="0.343cm" svg:x="4.873cm" svg:y="21.453cm">
          <text:p/>
        </draw:rect>
        <draw:rect draw:style-name="gr66" draw:text-style-name="P1" draw:layer="layout" svg:width="1.27cm" svg:height="0.343cm" svg:x="11.647cm" svg:y="22.141cm">
          <text:p/>
        </draw:rect>
        <draw:rect draw:style-name="gr66" draw:text-style-name="P1" draw:layer="layout" svg:width="1.27cm" svg:height="0.343cm" svg:x="7.773cm" svg:y="22.141cm">
          <text:p/>
        </draw:rect>
        <draw:frame draw:style-name="gr68" draw:layer="layout" svg:width="2.128cm" svg:height="0.962cm" svg:x="14.97cm" svg:y="20.249cm">
          <draw:text-box>
            <text:p>2<text:tab/>2</text:p>
          </draw:text-box>
        </draw:frame>
        <draw:frame draw:style-name="gr70" draw:layer="layout" svg:width="0.959cm" svg:height="0.962cm" svg:x="1cm" svg:y="19.469cm">
          <draw:text-box>
            <text:p>E</text:p>
          </draw:text-box>
        </draw:frame>
        <draw:line draw:style-name="gr20" draw:text-style-name="P1" draw:layer="layout" svg:x1="1.063cm" svg:y1="20.423cm" svg:x2="14.123cm" svg:y2="20.423cm">
          <text:p/>
        </draw:line>
        <draw:rect draw:style-name="gr20" draw:text-style-name="P1" draw:layer="layout" svg:width="2.116cm" svg:height="0.344cm" svg:x="1.487cm" svg:y="20.422cm">
          <text:p/>
        </draw:rect>
        <draw:rect draw:style-name="gr20" draw:text-style-name="P1" draw:layer="layout" svg:width="1.693cm" svg:height="0.344cm" svg:x="4.45cm" svg:y="20.422cm">
          <text:p/>
        </draw:rect>
        <draw:rect draw:style-name="gr20" draw:text-style-name="P1" draw:layer="layout" svg:width="1.693cm" svg:height="0.344cm" svg:x="7.837cm" svg:y="20.422cm">
          <text:p/>
        </draw:rect>
        <draw:rect draw:style-name="gr22" draw:text-style-name="P1" draw:layer="layout" svg:width="1.693cm" svg:height="0.344cm" svg:x="11.647cm" svg:y="20.422cm">
          <text:p/>
        </draw:rect>
        <draw:line draw:style-name="gr20" draw:text-style-name="P1" draw:layer="layout" svg:x1="3.603cm" svg:y1="20.766cm" svg:x2="4.026cm" svg:y2="21.11cm">
          <text:p/>
        </draw:line>
        <draw:line draw:style-name="gr20" draw:text-style-name="P1" draw:layer="layout" svg:x1="4.45cm" svg:y1="20.766cm" svg:x2="4.027cm" svg:y2="21.11cm">
          <text:p/>
        </draw:line>
        <draw:line draw:style-name="gr20" draw:text-style-name="P1" draw:layer="layout" svg:x1="6.143cm" svg:y1="20.766cm" svg:x2="6.99cm" svg:y2="21.11cm">
          <text:p/>
        </draw:line>
        <draw:line draw:style-name="gr20" draw:text-style-name="P1" draw:layer="layout" svg:x1="6.99cm" svg:y1="21.11cm" svg:x2="7.837cm" svg:y2="20.766cm">
          <text:p/>
        </draw:line>
        <draw:rect draw:style-name="gr65" draw:text-style-name="P1" draw:layer="layout" svg:width="8.043cm" svg:height="0.343cm" svg:x="1.487cm" svg:y="21.454cm">
          <text:p/>
        </draw:rect>
        <draw:rect draw:style-name="gr65" draw:text-style-name="P1" draw:layer="layout" svg:width="8.043cm" svg:height="0.343cm" svg:x="1.487cm" svg:y="22.142cm">
          <text:p/>
        </draw:rect>
        <draw:rect draw:style-name="gr65" draw:text-style-name="P1" draw:layer="layout" svg:width="8.043cm" svg:height="0.343cm" svg:x="1.487cm" svg:y="22.829cm">
          <text:p/>
        </draw:rect>
        <draw:rect draw:style-name="gr65" draw:text-style-name="P1" draw:layer="layout" svg:width="8.043cm" svg:height="0.343cm" svg:x="1.487cm" svg:y="23.517cm">
          <text:p/>
        </draw:rect>
        <draw:rect draw:style-name="gr65" draw:text-style-name="P1" draw:layer="layout" svg:width="1.693cm" svg:height="0.343cm" svg:x="11.647cm" svg:y="21.454cm">
          <text:p/>
        </draw:rect>
        <draw:rect draw:style-name="gr65" draw:text-style-name="P1" draw:layer="layout" svg:width="1.693cm" svg:height="0.343cm" svg:x="11.647cm" svg:y="22.142cm">
          <text:p/>
        </draw:rect>
        <draw:rect draw:style-name="gr65" draw:text-style-name="P1" draw:layer="layout" svg:width="1.693cm" svg:height="0.343cm" svg:x="11.647cm" svg:y="22.829cm">
          <text:p/>
        </draw:rect>
        <draw:rect draw:style-name="gr65" draw:text-style-name="P1" draw:layer="layout" svg:width="1.693cm" svg:height="0.343cm" svg:x="11.647cm" svg:y="23.517cm">
          <text:p/>
        </draw:rect>
        <draw:rect draw:style-name="gr66" draw:text-style-name="P1" draw:layer="layout" svg:width="1.27cm" svg:height="0.343cm" svg:x="8.26cm" svg:y="21.454cm">
          <text:p/>
        </draw:rect>
        <draw:rect draw:style-name="gr66" draw:text-style-name="P1" draw:layer="layout" svg:width="1.27cm" svg:height="0.343cm" svg:x="12.07cm" svg:y="21.454cm">
          <text:p/>
        </draw:rect>
        <draw:rect draw:style-name="gr66" draw:text-style-name="P1" draw:layer="layout" svg:width="1.27cm" svg:height="0.343cm" svg:x="4.873cm" svg:y="21.454cm">
          <text:p/>
        </draw:rect>
        <draw:rect draw:style-name="gr66" draw:text-style-name="P1" draw:layer="layout" svg:width="1.27cm" svg:height="0.343cm" svg:x="11.647cm" svg:y="22.142cm">
          <text:p/>
        </draw:rect>
        <draw:rect draw:style-name="gr66" draw:text-style-name="P1" draw:layer="layout" svg:width="1.27cm" svg:height="0.343cm" svg:x="7.773cm" svg:y="22.142cm">
          <text:p/>
        </draw:rect>
        <draw:frame draw:style-name="gr68" draw:layer="layout" svg:width="2.128cm" svg:height="0.962cm" svg:x="14.97cm" svg:y="20.25cm">
          <draw:text-box>
            <text:p>2<text:tab/>2</text:p>
          </draw:text-box>
        </draw:frame>
        <draw:rect draw:style-name="gr66" draw:text-style-name="P1" draw:layer="layout" svg:width="1.27cm" svg:height="0.344cm" svg:x="6.765cm" svg:y="22.843cm">
          <text:p/>
        </draw:rect>
        <draw:line draw:style-name="gr71" draw:text-style-name="P1" draw:layer="layout" svg:x1="7.293cm" svg:y1="22.804cm" svg:x2="7.293cm" svg:y2="21.795cm">
          <text:p/>
        </draw:line>
        <draw:line draw:style-name="gr71" draw:text-style-name="P1" draw:layer="layout" svg:x1="2.828cm" svg:y1="18.042cm" svg:x2="2.828cm" svg:y2="17.0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dreas Heger</meta:initial-creator>
    <meta:creation-date>2009-03-06T14:42:55</meta:creation-date>
    <dc:date>2009-09-04T09:37:28</dc:date>
    <dc:creator>Andreas Heger</dc:creator>
    <meta:editing-duration>PT139H55M25S</meta:editing-duration>
    <meta:editing-cycles>29</meta:editing-cycles>
    <meta:generator>OpenOffice.org/3.1$Linux OpenOffice.org_project/310m11$Build-9399</meta:generator>
    <meta:document-statistic meta:object-count="603"/>
    <meta:user-defined meta:name="Info 1"/>
    <meta:user-defined meta:name="Info 2"/>
    <meta:user-defined meta:name="Info 3"/>
    <meta:user-defined meta:name="Info 4"/>
  </office:meta>
</office:document-meta>
</file>